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fo:language="zxx" fo:country="none" fo:background-color="#ffff99"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0pt" fo:background-color="#ffff99"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11pt" fo:font-style="normal" style:font-size-asian="11pt" style:font-style-asian="normal" style:font-size-complex="11pt" style:font-style-complex="normal"/>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6" style:family="paragraph" style:parent-style-name="Table_20_Contents">
      <style:text-properties style:font-name="Courier New" fo:font-size="9pt" style:font-size-asian="9pt" style:font-size-complex="9pt"/>
    </style:style>
    <style:style style:name="P27" style:family="paragraph" style:parent-style-name="Table_20_Contents">
      <style:paragraph-properties fo:text-align="end" style:justify-single-word="false"/>
      <style:text-properties style:font-name="Courier New" fo:font-size="9pt" style:font-size-asian="9pt" style:font-size-complex="9pt"/>
    </style:style>
    <style:style style:name="P2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text-properties fo:font-size="10pt" fo:font-style="italic" fo:background-color="transparent"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1" style:family="paragraph" style:parent-style-name="Table_20_Contents">
      <style:text-properties fo:font-size="10pt" fo:background-color="transparent" style:font-size-asian="10pt" style:font-size-complex="10pt"/>
    </style:style>
    <style:style style:name="P3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background-color="#ffff99" style:font-size-asian="10pt" style:font-size-complex="10pt"/>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language="zxx" fo:country="none" style:language-asian="zxx" style:country-asian="none" style:language-complex="zxx" style:country-complex="none"/>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40" style:family="paragraph" style:parent-style-name="Table_20_Contents">
      <style:text-properties fo:font-size="11pt" fo:background-color="#ffff99" style:font-size-asian="11pt" style:font-size-complex="11pt"/>
    </style:style>
    <style:style style:name="P41" style:family="paragraph" style:parent-style-name="Table_20_Contents">
      <style:paragraph-properties fo:text-align="justify" style:justify-single-word="false"/>
      <style:text-properties style:font-size-asian="10pt" style:font-size-complex="10pt"/>
    </style:style>
    <style:style style:name="P42"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3" style:family="paragraph" style:parent-style-name="Table_20_Contents">
      <style:text-properties fo:color="#ff3333" fo:font-size="10pt" fo:background-color="transparent" style:font-size-asian="10pt" style:font-size-complex="10pt"/>
    </style:style>
    <style:style style:name="P44" style:family="paragraph" style:parent-style-name="Table_20_Contents">
      <style:text-properties fo:color="#00cc00" fo:font-size="10pt" fo:background-color="transparent" style:font-size-asian="10pt" style:font-size-complex="10pt"/>
    </style:style>
    <style:style style:name="P45" style:family="paragraph" style:parent-style-name="Table_20_Contents">
      <style:text-properties fo:font-size="2pt" style:font-size-asian="2pt" style:font-size-complex="2pt"/>
    </style:style>
    <style:style style:name="P46" style:family="paragraph" style:parent-style-name="Table_20_Contents">
      <style:paragraph-properties fo:text-align="center" style:justify-single-word="false"/>
      <style:text-properties fo:font-size="2pt" style:font-size-asian="2pt" style:font-size-complex="2pt"/>
    </style:style>
    <style:style style:name="P47" style:family="paragraph" style:parent-style-name="Table_20_Contents">
      <style:paragraph-properties fo:text-align="justify" style:justify-single-word="false"/>
      <style:text-properties fo:font-size="2pt" style:font-size-asian="2pt" style:font-size-complex="2pt"/>
    </style:style>
    <style:style style:name="P48" style:family="paragraph" style:parent-style-name="Table_20_Contents">
      <style:paragraph-properties fo:text-align="justify" style:justify-single-word="false"/>
    </style:style>
    <style:style style:name="P49" style:family="paragraph" style:parent-style-name="Table_20_Contents">
      <style:paragraph-properties fo:text-align="justify" style:justify-single-word="false"/>
      <style:text-properties style:font-size-asian="12pt" style:font-size-complex="12pt"/>
    </style:style>
    <style:style style:name="P50" style:family="paragraph" style:parent-style-name="Table_20_Contents">
      <style:paragraph-properties fo:text-align="center" style:justify-single-word="false"/>
      <style:text-properties style:font-size-asian="12pt" style:font-size-complex="12pt"/>
    </style:style>
    <style:style style:name="P51"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fo:font-size="12pt" style:font-size-asian="12pt" style:font-size-complex="12pt"/>
    </style:style>
    <style:style style:name="P53"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Table_20_Contents">
      <style:text-properties style:text-line-through-style="solid"/>
    </style:style>
    <style:style style:name="P55" style:family="paragraph" style:parent-style-name="Table_20_Contents">
      <style:paragraph-properties fo:text-align="center" style:justify-single-word="false"/>
      <style:text-properties style:text-line-through-style="solid"/>
    </style:style>
    <style:style style:name="P56" style:family="paragraph" style:parent-style-name="Table_20_Contents">
      <style:text-properties style:text-line-through-style="solid" style:font-name="Courier New" fo:font-size="9pt" style:font-size-asian="9pt" style:font-size-complex="9pt"/>
    </style:style>
    <style:style style:name="P57"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8"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9" style:family="paragraph" style:parent-style-name="Table_20_Contents">
      <style:text-properties style:text-line-through-style="none" fo:language="zxx" fo:country="none" style:language-asian="zxx" style:country-asian="none" style:language-complex="zxx" style:country-complex="none"/>
    </style:style>
    <style:style style:name="P60"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61" style:family="paragraph" style:parent-style-name="Table_20_Contents">
      <style:text-properties fo:background-color="#ffff99"/>
    </style:style>
    <style:style style:name="P62" style:family="paragraph" style:parent-style-name="Footnote">
      <style:paragraph-properties fo:text-align="end" style:justify-single-word="false"/>
    </style:style>
    <style:style style:name="P63" style:family="paragraph" style:parent-style-name="Standard">
      <style:paragraph-properties fo:text-align="center" style:justify-single-word="false"/>
    </style:style>
    <style:style style:name="P64" style:family="paragraph" style:parent-style-name="Standard">
      <style:paragraph-properties fo:text-align="end" style:justify-single-word="false"/>
      <style:text-properties style:font-name="Arial"/>
    </style:style>
    <style:style style:name="P6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6" style:family="paragraph" style:parent-style-name="Standard">
      <style:paragraph-properties fo:text-align="center" style:justify-single-word="false"/>
      <style:text-properties style:font-name="Arial"/>
    </style:style>
    <style:style style:name="P67" style:family="paragraph" style:parent-style-name="Standard">
      <style:text-properties fo:language="ca" fo:country="ES" style:language-asian="zxx" style:country-asian="none" style:language-complex="zxx" style:country-complex="none"/>
    </style:style>
    <style:style style:name="P6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2" style:family="paragraph" style:parent-style-name="Standard">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4"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5"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6" style:family="paragraph" style:parent-style-name="Standard">
      <style:text-properties fo:language="ca" fo:country="ES" fo:font-weight="normal" fo:background-color="#ffff99" style:language-asian="zxx" style:country-asian="none" style:font-weight-asian="normal" style:language-complex="zxx" style:country-complex="none" style:font-weight-complex="normal"/>
    </style:style>
    <style:style style:name="P77" style:family="paragraph" style:parent-style-name="Standard">
      <style:paragraph-properties fo:text-align="justify" style:justify-single-word="false"/>
      <style:text-properties fo:language="ca" fo:country="ES"/>
    </style:style>
    <style:style style:name="P78" style:family="paragraph" style:parent-style-name="Standard">
      <style:text-properties fo:language="ca" fo:country="ES" fo:background-color="#ffff99" style:language-asian="zxx" style:country-asian="none" style:language-complex="zxx" style:country-complex="none"/>
    </style:style>
    <style:style style:name="P7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2" style:family="paragraph" style:parent-style-name="Standard">
      <style:text-properties style:font-name="Courier New" fo:font-size="10pt" fo:language="ca" fo:country="ES" fo:background-color="#ffff99"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4" style:family="paragraph" style:parent-style-name="Standard">
      <style:text-properties style:font-name="Courier New" fo:language="ca" fo:country="ES" style:language-asian="zxx" style:country-asian="none" style:language-complex="zxx" style:country-complex="none"/>
    </style:style>
    <style:style style:name="P85"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7" style:family="paragraph" style:parent-style-name="Standard">
      <style:paragraph-properties>
        <style:tab-stops>
          <style:tab-stop style:position="-0.476cm"/>
        </style:tab-stops>
      </style:paragraph-properties>
    </style:style>
    <style:style style:name="P88" style:family="paragraph" style:parent-style-name="Standard">
      <style:text-properties fo:language="zxx" fo:country="none" style:language-asian="zxx" style:country-asian="none" style:language-complex="zxx" style:country-complex="none"/>
    </style:style>
    <style:style style:name="P89"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90"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91" style:family="paragraph" style:parent-style-name="Standard">
      <style:paragraph-properties fo:text-align="justify" style:justify-single-word="false"/>
    </style:style>
    <style:style style:name="P92"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3" style:family="paragraph" style:parent-style-name="Standard">
      <style:text-properties fo:font-size="10pt" style:font-size-asian="10pt" style:font-size-complex="10pt"/>
    </style:style>
    <style:style style:name="P94" style:family="paragraph" style:parent-style-name="Standard">
      <style:text-properties fo:font-size="10pt" fo:background-color="#ffff99" style:font-size-asian="10pt" style:font-size-complex="10pt"/>
    </style:style>
    <style:style style:name="P95"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6" style:family="paragraph" style:parent-style-name="Standard">
      <style:text-properties fo:background-color="transparent"/>
    </style:style>
    <style:style style:name="P97" style:family="paragraph" style:parent-style-name="Standard">
      <style:paragraph-properties fo:text-align="justify" style:justify-single-word="false"/>
      <style:text-properties fo:font-size="12pt" fo:language="en" fo:country="US" style:font-size-asian="12pt" style:font-size-complex="12pt"/>
    </style:style>
    <style:style style:name="P98" style:family="paragraph" style:parent-style-name="Standard">
      <style:paragraph-properties fo:text-align="justify" style:justify-single-word="false"/>
      <style:text-properties fo:font-size="12pt" fo:language="ca" fo:country="ES" style:font-size-asian="12pt" style:font-size-complex="12pt"/>
    </style:style>
    <style:style style:name="P99"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100"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01" style:family="paragraph" style:parent-style-name="Standard">
      <style:paragraph-properties fo:text-align="justify" style:justify-single-word="false"/>
      <style:text-properties fo:font-size="2pt" style:font-size-asian="2pt" style:font-size-complex="2pt"/>
    </style:style>
    <style:style style:name="P102" style:family="paragraph" style:parent-style-name="Standard">
      <style:paragraph-properties fo:text-align="center" style:justify-single-word="false"/>
      <style:text-properties style:text-line-through-style="solid"/>
    </style:style>
    <style:style style:name="P103" style:family="paragraph" style:parent-style-name="Standard">
      <style:text-properties style:text-line-through-style="none" fo:language="zxx" fo:country="none" style:language-asian="zxx" style:country-asian="none" style:language-complex="zxx" style:country-complex="none"/>
    </style:style>
    <style:style style:name="P104" style:family="paragraph" style:parent-style-name="Standard">
      <style:text-properties fo:background-color="#ffff99"/>
    </style:style>
    <style:style style:name="P10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6" style:family="paragraph" style:parent-style-name="Text_20_body">
      <style:paragraph-properties fo:break-before="page"/>
    </style:style>
    <style:style style:name="P107" style:family="paragraph" style:parent-style-name="Standard">
      <style:paragraph-properties fo:text-align="start" style:justify-single-word="false" fo:break-before="page"/>
    </style:style>
    <style:style style:name="P10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9" style:family="paragraph" style:parent-style-name="Standard">
      <style:paragraph-properties fo:margin-left="1.27cm" fo:margin-right="0cm" fo:text-align="justify" style:justify-single-word="false" fo:text-indent="0cm" style:auto-text-indent="false"/>
    </style:style>
    <style:style style:name="P110" style:family="paragraph" style:parent-style-name="Standard">
      <style:paragraph-properties fo:margin-left="2.469cm" fo:margin-right="-0.018cm" fo:text-indent="0cm" style:auto-text-indent="false">
        <style:tab-stops>
          <style:tab-stop style:position="-0.476cm"/>
        </style:tab-stops>
      </style:paragraph-properties>
    </style:style>
    <style:style style:name="P111" style:family="paragraph" style:parent-style-name="Text_20_body">
      <style:text-properties fo:language="ca" fo:country="ES"/>
    </style:style>
    <style:style style:name="P112" style:family="paragraph" style:parent-style-name="Text_20_body">
      <style:text-properties fo:language="ca" fo:country="ES" style:language-asian="zxx" style:country-asian="none" style:language-complex="zxx" style:country-complex="none"/>
    </style:style>
    <style:style style:name="P113" style:family="paragraph" style:parent-style-name="Text_20_body">
      <style:text-properties fo:language="ca" fo:country="ES" fo:background-color="transparent" style:language-asian="zxx" style:country-asian="none" style:language-complex="zxx" style:country-complex="none"/>
    </style:style>
    <style:style style:name="P114" style:family="paragraph" style:parent-style-name="Text_20_body">
      <style:text-properties fo:language="ca" fo:country="ES" fo:background-color="#ffff99" style:language-asian="zxx" style:country-asian="none" style:language-complex="zxx" style:country-complex="none"/>
    </style:style>
    <style:style style:name="P115" style:family="paragraph" style:parent-style-name="Text_20_body">
      <style:text-properties fo:language="zxx" fo:country="none" style:language-asian="zxx" style:country-asian="none" style:language-complex="zxx" style:country-complex="none"/>
    </style:style>
    <style:style style:name="P116" style:family="paragraph" style:parent-style-name="Text_20_body">
      <style:text-properties style:font-name="Courier New"/>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10pt" style:font-size-asian="10pt" style:font-size-complex="10pt"/>
    </style:style>
    <style:style style:name="P119" style:family="paragraph" style:parent-style-name="Text_20_body">
      <style:text-properties style:font-name="Courier New" fo:font-size="10pt" fo:font-weight="bold" style:font-size-asian="10pt" style:font-weight-asian="bold" style:font-size-complex="10pt" style:font-weight-complex="bold"/>
    </style:style>
    <style:style style:name="P120" style:family="paragraph" style:parent-style-name="Text_20_body">
      <style:text-properties style:font-name="Courier New" fo:font-size="9pt" style:font-size-asian="9pt" style:font-size-complex="9pt"/>
    </style:style>
    <style:style style:name="P121" style:family="paragraph" style:parent-style-name="Text_20_body">
      <style:paragraph-properties fo:text-align="justify" style:justify-single-word="false"/>
      <style:text-properties style:font-name="Courier New" fo:font-size="9pt" style:font-size-asian="9pt" style:font-size-complex="9pt"/>
    </style:style>
    <style:style style:name="P122" style:family="paragraph" style:parent-style-name="Text_20_body">
      <style:text-properties style:font-name="Courier New" fo:font-size="9pt" fo:font-style="italic" style:font-size-asian="9pt" style:font-style-asian="italic" style:font-size-complex="9pt" style:font-style-complex="italic"/>
    </style:style>
    <style:style style:name="P123" style:family="paragraph" style:parent-style-name="Text_20_body">
      <style:text-properties style:font-name="Arial" fo:language="ca" fo:country="ES" style:language-asian="zxx" style:country-asian="none" style:language-complex="zxx" style:country-complex="none"/>
    </style:style>
    <style:style style:name="P124"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5"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7"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8" style:family="paragraph" style:parent-style-name="Text_20_body">
      <style:paragraph-properties fo:text-align="justify" style:justify-single-word="false"/>
    </style:style>
    <style:style style:name="P129" style:family="paragraph" style:parent-style-name="Text_20_body">
      <style:text-properties style:text-line-through-style="solid"/>
    </style:style>
    <style:style style:name="P130" style:family="paragraph" style:parent-style-name="Text_20_body">
      <style:text-properties fo:background-color="#ff3333"/>
    </style:style>
    <style:style style:name="P131" style:family="paragraph" style:parent-style-name="Text_20_body">
      <style:text-properties fo:background-color="#ffff99"/>
    </style:style>
    <style:style style:name="P13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5" style:family="paragraph" style:parent-style-name="Standard">
      <style:paragraph-properties fo:margin-left="0.617cm" fo:margin-right="-0.018cm" fo:text-indent="-0.635cm" style:auto-text-indent="false">
        <style:tab-stops/>
      </style:paragraph-properties>
    </style:style>
    <style:style style:name="P136"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7"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8"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9"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0"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4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42"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3"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9"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50"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51"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52"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3"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4" style:family="paragraph" style:parent-style-name="Text_20_body">
      <style:paragraph-properties fo:margin-top="0cm" fo:margin-bottom="0cm"/>
      <style:text-properties style:font-name="Courier New" fo:font-size="9pt" style:font-size-asian="9pt" style:font-size-complex="9pt"/>
    </style:style>
    <style:style style:name="P155"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6" style:family="paragraph" style:parent-style-name="Quotations">
      <style:paragraph-properties fo:margin-top="0cm" fo:margin-bottom="0cm"/>
      <style:text-properties style:font-name="Courier New" fo:font-size="9pt" style:font-size-asian="9pt" style:font-size-complex="9pt"/>
    </style:style>
    <style:style style:name="P157" style:family="paragraph" style:parent-style-name="Quotations">
      <style:text-properties style:font-name="Courier New" fo:font-size="9pt" style:font-size-asian="9pt" style:font-size-complex="9pt"/>
    </style:style>
    <style:style style:name="P158"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002cm" style:type="right" style:leader-style="dotted" style:leader-text="."/>
        </style:tab-stops>
      </style:paragraph-properties>
    </style:style>
    <style:style style:name="P162" style:family="paragraph" style:parent-style-name="Contents_20_4">
      <style:paragraph-properties>
        <style:tab-stops>
          <style:tab-stop style:position="15.503cm" style:type="right" style:leader-style="dotted" style:leader-text="."/>
        </style:tab-stops>
      </style:paragraph-properties>
    </style:style>
    <style:style style:name="P163" style:family="paragraph" style:parent-style-name="Standard" style:master-page-name="First_20_Page">
      <style:paragraph-properties fo:text-align="end" style:justify-single-word="false" style:page-number="auto"/>
      <style:text-properties style:font-name="Arial"/>
    </style:style>
    <style:style style:name="P16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5"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Standard" style:list-style-name="L4">
      <style:text-properties fo:language="ca" fo:country="ES" style:language-asian="zxx" style:country-asian="none" style:language-complex="zxx" style:country-complex="none"/>
    </style:style>
    <style:style style:name="P167" style:family="paragraph" style:parent-style-name="Standard" style:list-style-name="L14">
      <style:text-properties fo:language="ca" fo:country="ES" style:language-asian="zxx" style:country-asian="none" style:language-complex="zxx" style:country-complex="none"/>
    </style:style>
    <style:style style:name="P168"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9" style:family="paragraph" style:parent-style-name="Standard" style:list-style-name="L18">
      <style:text-properties fo:language="ca" fo:country="ES" style:language-asian="zxx" style:country-asian="none" style:language-complex="zxx" style:country-complex="none"/>
    </style:style>
    <style:style style:name="P170"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1" style:family="paragraph" style:parent-style-name="Standard" style:list-style-name="L16">
      <style:text-properties fo:language="ca" fo:country="ES" fo:background-color="#ffff99" style:language-asian="zxx" style:country-asian="none" style:language-complex="zxx" style:country-complex="none"/>
    </style:style>
    <style:style style:name="P172"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3" style:family="paragraph" style:parent-style-name="Standard" style:list-style-name="L11">
      <style:text-properties fo:language="zxx" fo:country="none" style:language-asian="zxx" style:country-asian="none" style:language-complex="zxx" style:country-complex="none"/>
    </style:style>
    <style:style style:name="P174" style:family="paragraph" style:parent-style-name="Standard" style:list-style-name="L20">
      <style:paragraph-properties fo:text-align="justify" style:justify-single-word="false"/>
    </style:style>
    <style:style style:name="P175"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6" style:family="paragraph" style:parent-style-name="Heading_20_2">
      <style:text-properties fo:language="ca" fo:country="ES" style:language-asian="zxx" style:country-asian="none" style:language-complex="zxx" style:country-complex="none"/>
    </style:style>
    <style:style style:name="P177" style:family="paragraph" style:parent-style-name="Heading_20_2">
      <style:text-properties fo:font-style="normal" fo:font-weight="bold" style:font-style-asian="normal" style:font-weight-asian="bold" style:font-style-complex="normal" style:font-weight-complex="bold"/>
    </style:style>
    <style:style style:name="P178"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9"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0"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1" style:family="paragraph" style:parent-style-name="Table_20_Contents" style:list-style-name="L6">
      <style:text-properties style:text-line-through-style="solid"/>
    </style:style>
    <style:style style:name="P182" style:family="paragraph" style:parent-style-name="Table_20_Contents" style:list-style-name="L7">
      <style:text-properties style:text-line-through-style="solid"/>
    </style:style>
    <style:style style:name="P183" style:family="paragraph" style:parent-style-name="Table_20_Contents" style:list-style-name="L8">
      <style:text-properties style:text-line-through-style="solid"/>
    </style:style>
    <style:style style:name="P184" style:family="paragraph" style:parent-style-name="Table_20_Contents" style:list-style-name="L10">
      <style:text-properties style:text-line-through-style="solid"/>
    </style:style>
    <style:style style:name="P185"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186" style:family="paragraph" style:parent-style-name="Table_20_Contents" style:list-style-name="L13"/>
    <style:style style:name="P187" style:family="paragraph" style:parent-style-name="Table_20_Contents" style:list-style-name="L15">
      <style:text-properties fo:background-color="#ffff99"/>
    </style:style>
    <style:style style:name="P188"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0" style:family="paragraph" style:parent-style-name="Heading_20_3">
      <style:text-properties fo:language="ca" fo:country="ES"/>
    </style:style>
    <style:style style:name="P191" style:family="paragraph" style:parent-style-name="Heading_20_3">
      <style:text-properties fo:language="ca" fo:country="ES" fo:background-color="transparent" style:language-asian="zxx" style:country-asian="none" style:language-complex="zxx" style:country-complex="none"/>
    </style:style>
    <style:style style:name="P192" style:family="paragraph" style:parent-style-name="Heading_20_3">
      <style:text-properties fo:language="ca" fo:country="ES" style:language-asian="zxx" style:country-asian="none" style:language-complex="zxx" style:country-complex="none"/>
    </style:style>
    <style:style style:name="P193" style:family="paragraph" style:parent-style-name="Heading_20_3">
      <style:text-properties fo:language="ca" fo:country="ES" fo:background-color="#ffff99" style:language-asian="zxx" style:country-asian="none" style:language-complex="zxx" style:country-complex="none"/>
    </style:style>
    <style:style style:name="P194" style:family="paragraph" style:parent-style-name="Heading_20_3">
      <style:text-properties fo:font-weight="bold" style:font-weight-asian="bold" style:font-weight-complex="bold"/>
    </style:style>
    <style:style style:name="P195" style:family="paragraph" style:parent-style-name="Heading_20_3">
      <style:text-properties fo:background-color="#ffff99"/>
    </style:style>
    <style:style style:name="P196" style:family="paragraph" style:parent-style-name="Heading_20_4">
      <style:text-properties fo:language="ca" fo:country="ES" style:language-asian="zxx" style:country-asian="none" style:language-complex="zxx" style:country-complex="none"/>
    </style:style>
    <style:style style:name="P197" style:family="paragraph" style:parent-style-name="Heading_20_4">
      <style:text-properties fo:background-color="#ffff99"/>
    </style:style>
    <style:style style:name="P198"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9" style:family="paragraph" style:parent-style-name="Text_20_body" style:list-style-name="L12">
      <style:text-properties fo:language="ca" fo:country="ES" style:language-asian="zxx" style:country-asian="none" style:language-complex="zxx" style:country-complex="none"/>
    </style:style>
    <style:style style:name="P200" style:family="paragraph" style:parent-style-name="Text_20_body" style:list-style-name="L21">
      <style:text-properties fo:language="ca" fo:country="ES"/>
    </style:style>
    <style:style style:name="P201" style:family="paragraph" style:parent-style-name="Text_20_body" style:list-style-name="L17"/>
    <style:style style:name="P202" style:family="paragraph" style:parent-style-name="Text_20_body" style:list-style-name="L20"/>
    <style:style style:name="P203" style:family="paragraph" style:parent-style-name="Text_20_body" style:list-style-name="L20">
      <style:paragraph-properties fo:text-align="justify" style:justify-single-word="false"/>
    </style:style>
    <style:style style:name="P204" style:family="paragraph" style:parent-style-name="Text_20_body" style:list-style-name="L23"/>
    <style:style style:name="P205"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6"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7"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8"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64"/>
      <text:p text:style-name="P64"/>
      <text:p text:style-name="P64"/>
      <text:p text:style-name="P64"/>
      <text:p text:style-name="P64"/>
      <text:p text:style-name="P64"/>
      <text:p text:style-name="P64"/>
      <text:p text:style-name="P64"/>
      <text:p text:style-name="P66"><draw:frame draw:style-name="fr2" draw:name="gráficos2" text:anchor-type="paragraph" svg:width="6.391cm" svg:height="3.346cm" draw:z-index="104"><draw:image xlink:href="Pictures/10000201000000E90000007A22269BDC.png" xlink:type="simple" xlink:show="embed" xlink:actuate="onLoad"/></draw:frame></text:p>
      <text:p text:style-name="P64"/>
      <text:p text:style-name="P64"/>
      <text:p text:style-name="Title">Instal·lació de PortaFIB</text:p>
      <text:p text:style-name="Subtitle">Guia Ràpida d'Instal·lació de PortaFIB</text:p>
      <text:p text:style-name="P65"/>
      <text:p text:style-name="P65"/>
      <text:p text:style-name="P65"/>
      <text:p text:style-name="P65"/>
      <text:p text:style-name="P65"/>
      <text:p text:style-name="P65"/>
      <text:p text:style-name="P65"/>
      <text:p text:style-name="P65"/>
      <text:p text:style-name="P65"/>
      <text:p text:style-name="P65"/>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7"><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5"><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1/12/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5"/>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7"/>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9">1.-Introducció<text:tab/>5</text:p>
          <text:p text:style-name="P159">2.-Configurar JBOSS<text:tab/>5</text:p>
          <text:p text:style-name="P160">2.1.-Instal·lació de JBoss<text:tab/>5</text:p>
          <text:p text:style-name="P160">2.2.-Configurar Servidor JBoss<text:tab/>6</text:p>
          <text:p text:style-name="P161">2.2.1.-Directori de PortaFIB<text:tab/>6</text:p>
          <text:p text:style-name="P161">2.2.2.-Port Segur HTTPS<text:tab/>7</text:p>
          <text:p text:style-name="P161">2.2.3.-Publicar Ports a peticions externes<text:tab/>7</text:p>
          <text:p text:style-name="P161">2.2.4.-Requeriments de memòria<text:tab/>7</text:p>
          <text:p text:style-name="P161">2.2.5.-Permetre consultes sobre múltiples Datasources<text:tab/>8</text:p>
          <text:p text:style-name="P161">2.2.6.-Autenticador WSBASIC<text:tab/>8</text:p>
          <text:p text:style-name="P160">2.3.-Fitxers de Configuració<text:tab/>8</text:p>
          <text:p text:style-name="P161">2.3.1.-Fitxer JDBC d'accés a BBDD<text:tab/>8</text:p>
          <text:p text:style-name="P162">2.3.1.1.-Oracle<text:tab/>8</text:p>
          <text:p text:style-name="P162">2.3.1.2.-PostgreSQL<text:tab/>8</text:p>
          <text:p text:style-name="P161">2.3.2.-Fitxer de Propietats<text:tab/>9</text:p>
          <text:p text:style-name="P162">2.3.2.1.-Propietats Generals PortaFIB<text:tab/>9</text:p>
          <text:p text:style-name="P162">2.3.2.2.-Plugins<text:tab/>15</text:p>
          <text:p text:style-name="P161">2.3.3.-Configurar Coes<text:tab/>16</text:p>
          <text:p text:style-name="P161">2.3.4.-Configurar Servidor de Correu<text:tab/>16</text:p>
          <text:p text:style-name="P161">2.3.5.-Autenticació i Autorització per Usuaris Persona<text:tab/>16</text:p>
          <text:p text:style-name="P161">2.3.6.-Autenticació i Autorització per Usuaris Aplicació<text:tab/>17</text:p>
          <text:p text:style-name="P160">2.4.-Copia de binaris<text:tab/>18</text:p>
          <text:p text:style-name="P160">2.5.-DataSources<text:tab/>18</text:p>
          <text:p text:style-name="P159">3.-Plugins<text:tab/>19</text:p>
          <text:p text:style-name="P160">3.1.-Plugin de Conversió de Documents<text:tab/>19</text:p>
          <text:p text:style-name="P160">3.2.-Plugin de Certificat<text:tab/>19</text:p>
          <text:p text:style-name="P161">3.2.1.-Plugin Fake<text:tab/>20</text:p>
          <text:p text:style-name="P161">3.2.2.-Plugin @firma CXF<text:tab/>20</text:p>
          <text:p text:style-name="P161">3.2.3.-Plugin @firma<text:tab/>20</text:p>
          <text:p text:style-name="P160">3.3.-Plugin de Informació d'Usuari<text:tab/>21</text:p>
          <text:p text:style-name="P161">3.3.1.-Plugin de UserInformation via DataBase<text:tab/>21</text:p>
          <text:p text:style-name="P161">3.3.2.-Plugin de UserInformation via LDAP<text:tab/>23</text:p>
          <text:p text:style-name="P160">3.4.-Plugin de Custòdia Documental<text:tab/>24</text:p>
          <text:p text:style-name="P161">3.4.1.-Plugin de Custòdia emprant el Sistema de Fitxers<text:tab/>24</text:p>
          <text:p text:style-name="P162">3.4.1.1.-Com instal·lar un servidor de validació pel plugin de custòdia emprant el <text:s/>sistema de fitxers<text:tab/>25</text:p>
          <text:p text:style-name="P161">3.4.2.-Plugin de Custòdia emprant Alfresco<text:tab/>26</text:p>
          <text:p text:style-name="P161">3.4.3.-Plugin de Custòdia emprant Custodia de la CAIB<text:tab/>26</text:p>
          <text:p text:style-name="P159">4.-Gestió de BBDD<text:tab/>27</text:p>
          <text:p text:style-name="P160">4.1.-Crear usuari i BBDD per PortaFIB<text:tab/>28</text:p>
          <text:p text:style-name="P161">4.1.1.-Connectar-se a la BBDD<text:tab/>28</text:p>
          <text:p text:style-name="P161">4.1.2.-Crearem l'usuari portafib:<text:tab/>28</text:p>
          <text:p text:style-name="P161">4.1.3.-Crear la BBDD<text:tab/>28</text:p>
          <text:p text:style-name="P160">4.2.-Crear esquema de taules i inserir dades<text:tab/>28</text:p>
          <text:p text:style-name="P161">4.2.1.-Connectar-se al servidor de BBDD amb l'usuari portafib:<text:tab/>28</text:p>
          <text:p text:style-name="P161">4.2.2.-Donam permisos al usuari:<text:tab/>28</text:p>
          <text:p text:style-name="P161">4.2.3.-Importam l'estructura de taules i dades dins la BBDD<text:tab/>29</text:p>
          <text:p text:style-name="P161"><text:soft-page-break/>4.2.4.-Sortir<text:tab/>29</text:p>
          <text:p text:style-name="P160">4.3.-Crear usuari i BBDD per la gestió d'usuaris PortaFIB.<text:tab/>29</text:p>
          <text:p text:style-name="P159">5.-Annexes<text:tab/>30</text:p>
          <text:p text:style-name="P160">5.1.-Compilar PortaFIB des de subversion de sourceforge<text:tab/>30</text:p>
          <text:p text:style-name="P161">5.1.1.-SVN CheckOut<text:tab/>30</text:p>
          <text:p text:style-name="P161">5.1.2.-Llibreries sense repositori a Internet<text:tab/>30</text:p>
          <text:p text:style-name="P161">5.1.3.-Firma del jar l'Applet o Applet firmat per defecte<text:tab/>31</text:p>
          <text:p text:style-name="P162">5.1.3.1.-Utilitzar Applet ja Firmat<text:tab/>31</text:p>
          <text:p text:style-name="P162">5.1.3.2.-Compilar i Firmar l'Applet <text:tab/>31</text:p>
          <text:p text:style-name="P161">5.1.4.-Compilació<text:tab/>32</text:p>
          <text:p text:style-name="P160">5.2.-Connexions HTTPS i ClientCert en JBoss<text:tab/>33</text:p>
          <text:p text:style-name="P161">5.2.1.-Magatzem amb el certificats de client acceptats<text:tab/>34</text:p>
          <text:p text:style-name="P162">5.2.1.1.-Crear KeyStore Buit<text:tab/>34</text:p>
          <text:p text:style-name="P162">5.2.1.2.-Incorporar certificats de confiança<text:tab/>34</text:p>
          <text:p text:style-name="P162">5.2.1.3.-Copiar fitxer de truststore a JBOSS<text:tab/>35</text:p>
          <text:p text:style-name="P161">5.2.2.-Magatzem amb la identitat del servidor per connexions https<text:tab/>35</text:p>
          <text:p text:style-name="P162">5.2.2.1.-Certificat d'Identitat de proves per connexions https<text:tab/>35</text:p>
          <text:p text:style-name="P162">5.2.2.2.-Certificat d'Identitat d'una Autoritat de Confiança per connexions https<text:tab/>36</text:p>
          <text:p text:style-name="P161">5.2.3.-Configurar https en el JBOSS<text:tab/>37</text:p>
          <text:p text:style-name="P162">5.2.3.1.-Configurar Port 8443 (https) del JBOSS<text:tab/>37</text:p>
          <text:p text:style-name="P162">5.2.3.2.-Afegir autenticador sobre Certificats<text:tab/>37</text:p>
          <text:p text:style-name="P161">5.2.4.-Compilar PortaFIB per ClientCert<text:tab/>38</text:p>
          <text:p text:style-name="P161">5.2.5.-Exemple d'Accés<text:tab/>38</text:p>
          <text:p text:style-name="P160">5.3.-Creació d'un certificat de proves de Client<text:tab/>39</text:p>
          <text:p text:style-name="P161">5.3.1.-Introducció<text:tab/>39</text:p>
          <text:p text:style-name="P161">5.3.2.-Crear Autoritat de Certificació<text:tab/>40</text:p>
          <text:p text:style-name="P161">5.3.3.-Afegir certificat arrel de l'Autoritat de Confiança dins jboss.truststore<text:tab/>40</text:p>
          <text:p text:style-name="P161">5.3.4.-Crear un certificat d'usuari de l'autoritat certificadora de proves<text:tab/>40</text:p>
          <text:p text:style-name="P160">5.4.-Configurar OpenOffice com a servei en Linux<text:tab/>42</text:p>
          <text:p text:style-name="P161">5.4.1.-Instal·lar OpenOffice<text:tab/>42</text:p>
          <text:p text:style-name="P161">5.4.2.-Arrancar OpenOffice com a Servei<text:tab/>42</text:p>
          <text:p text:style-name="P161">5.4.3.-Script per Arrancar OpenOffice com a Servei<text:tab/>43</text:p>
          <text:p text:style-name="P160">5.5.-Tamany de PDF suportat<text:tab/>44</text:p>
          <text:p text:style-name="P161">5.5.1.-Pujada de PDF des de entorn WEB<text:tab/>44</text:p>
          <text:p text:style-name="P161">5.5.2.-Pujada de PDF des de entorn WebServices<text:tab/>44</text:p>
          <text:p text:style-name="P161">5.5.3.-Firma de Fitxers des de l'applet.<text:tab/>45</text:p>
          <text:p text:style-name="P160">5.6.-Gestió de Rols a traves de triggers Oracle<text:tab/>45</text:p>
          <text:p text:style-name="P160">5.7.-Configuració Apache 2.2.14 o superior per connectar amb PortaFIB<text:tab/>46</text:p>
          <text:p text:style-name="P161">5.7.1.-Crear Certificats de Prova per Apache<text:tab/>46</text:p>
          <text:p text:style-name="P161">5.7.2.-Instal·lació i Configuració Apache 2.2.14 (o superior)<text:tab/>47</text:p>
          <text:p text:style-name="P162">5.7.2.1.-Instal·lació<text:tab/>47</text:p>
          <text:p text:style-name="P162">5.7.2.2.-Afegir mòduls SSL i proxy<text:tab/>47</text:p>
          <text:p text:style-name="P162">5.7.2.3.-Configurar Connexio SSL<text:tab/>47</text:p>
          <text:p text:style-name="P162">5.7.2.4.-Activar <text:s/>Virtual Host 443<text:tab/>48</text:p>
          <text:p text:style-name="P162">5.7.2.5.-Redirecció pel port 80<text:tab/>48</text:p>
          <text:p text:style-name="P162">5.7.2.6.-Host permesos per atacar PortaFIB<text:tab/>49</text:p>
          <text:p text:style-name="P162">5.7.2.7.-Obrir firewall pels ports 80 i 443<text:tab/>49</text:p>
          <text:p text:style-name="P162">5.7.2.8.-Reiniciar l'apache<text:tab/>49</text:p>
        </text:index-body>
      </text:table-of-content>
      <text:p text:style-name="Text_20_body"/>
      <text:p text:style-name="P106"/>
      <text:p text:style-name="Text_20_body"/>
      <text:p text:style-name="Text_20_body"/>
      <text:p text:style-name="Text_20_body"/>
      <text:h text:style-name="Heading_20_1" text:outline-level="1">Introducció</text:h>
      <text:p text:style-name="P67"/>
      <text:p text:style-name="P67"/>
      <text:p text:style-name="P70"><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5924378950314643074" text:style-name="L1">
        <text:list-item>
          <text:p text:style-name="P164">Com a SO emprarem un Linux (Ubuntu) i les comandes que es mostren són per aquest sistema, encara que són fàcilment exportable a altres SO com Windows.</text:p>
        </text:list-item>
        <text:list-item>
          <text:p text:style-name="P164">El sgbd serà PostgreSQL , encara que es poden fer algunes referències a altres com oracle. </text:p>
        </text:list-item>
        <text:list-item>
          <text:p text:style-name="P164">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4">PortaFIB en mode JAAS, permet el login autenticant-se de forma BASIC i/o CLIENT-CERT (aquests modes depenen del tipus de compilació realitzada sobre el codi font)</text:p>
        </text:list-item>
      </text:list>
      <text:p text:style-name="P70"/>
      <text:p text:style-name="P70"><text:tab/>Com a primera tasca, hem d'aconseguir un binari del producte PortaFIB. Per això hi ha dues alternatives.</text:p>
      <text:p text:style-name="P108">(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109"><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42"/>
      <text:p text:style-name="P70"><text:tab/>Una vegada seguides les passes del punt (A) o (B) obtindrem en el nostre “home” un directori <text:s/>$HOME/portafib amb tots els fitxers necessaris per a la instal·lació.</text:p>
      <text:p text:style-name="P70"/>
      <text:h text:style-name="Heading_20_1" text:outline-level="1">Configurar JBOSS</text:h>
      <text:p text:style-name="P67"/>
      <text:h text:style-name="P176" text:outline-level="2">Instal·lació de JBoss</text:h>
      <text:p text:style-name="P67"/>
      <text:p text:style-name="P70"><text:tab/>Es requereix un JBoss 5.1 amb el parxe de CXF per poder córrer l'aplicació, i per això <text:soft-page-break/>necessitarem un JDK 1.6<text:note text:id="ftn1" text:note-class="footnote"><text:note-citation>1</text:note-citation><text:note-body><text:p text:style-name="P158"><text:s text:c="3"/>En el nostre cas empram 1.6.0_33-b05</text:p></text:note-body></text:note> per fer-ho funcionar. No s'ha provat si aquest producte funciona correctament en versions superiors tant de JBoss com de Màquina Virtual Java. </text:p>
      <text:p text:style-name="P67"/>
      <text:p text:style-name="P70"><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4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70"><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7"><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7"><text:tab/>Per millorar els scripts farem ús d'una variable d'entorn per apuntar al nostre servidor JBoss:</text:p>
      <text:p text:style-name="P67"/>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7"/>
      <text:p text:style-name="P67"/>
      <text:p text:style-name="P67"><text:tab/>Es deixa en mans de l'administrador de sistemes la instal·lació del JDK i la configuració del JBoss com a servei.</text:p>
      <text:p text:style-name="P67"/>
      <table:table table:name="Taula4" table:style-name="Taula4">
        <table:table-column table:style-name="Taula4.A"/>
        <table:table-column table:style-name="Taula4.B"/>
        <table:table-row>
          <table:table-cell table:style-name="Taula4.A1" office:value-type="string">
            <text:p text:style-name="P151"><text:s/><draw:frame draw:style-name="fr4" draw:name="gràfics1" text:anchor-type="as-char" svg:width="1.339cm" svg:height="1.339cm" draw:z-index="114"><draw:image xlink:href="Pictures/10000201000000330000003367444CDA.png" xlink:type="simple" xlink:show="embed" xlink:actuate="onLoad"/></draw:frame></text:p>
          </table:table-cell>
          <table:table-cell table:style-name="Taula4.B1" office:value-type="string">
            <text:p text:style-name="P125">En l'entorn de la CAIB (Govern Balear) <text:s/>es requereixen els següents productes:</text:p>
            <text:list xml:id="list3540593965287661910" text:style-name="L2">
              <text:list-item>
                <text:p text:style-name="P198">JBoss 5.2.0 AS</text:p>
              </text:list-item>
              <text:list-item>
                <text:p text:style-name="P198">Llibreries de Serveis Web Apache CXF específiques per JBoss 5.2.0 AS (jboss-ep-ws-cxf-5.2.0-installer.zip)</text:p>
              </text:list-item>
              <text:list-item>
                <text:p text:style-name="P198">Aplicar el <text:s/>paquet d'adequació de l'entorn JBoss per a la CAIB (versió 1.6.2): jboss-patch-1.6.2</text:p>
              </text:list-item>
            </text:list>
          </table:table-cell>
        </table:table-row>
      </table:table>
      <text:p text:style-name="P70"/>
      <text:p text:style-name="P67"/>
      <text:p text:style-name="P67"/>
      <text:h text:style-name="Heading_20_2" text:outline-level="2">Configurar Servidor JBoss</text:h>
      <text:h text:style-name="Heading_20_3" text:outline-level="3">Directori de PortaFIB</text:h>
      <text:p text:style-name="P70"><text:tab/>En JBoss el directori on es guarden per defecte les aplicacions (ears) és el directori de DEPLOY ($JBOSS/server/defualt/deploy). En el nostre cas el que farem serà crear un altra directori de deploy per simplificar la instal·lació. </text:p>
      <text:p text:style-name="P67"/>
      <text:p text:style-name="Standard"><text:span text:style-name="T2"><text:tab/>Editarem el fitxer $JBOSS/</text:span>server/default/conf/bootstrap/profile.xml i afegirem una nova línia <text:s/>tal i com és mostra a continuació:</text:p>
      <text:p text:style-name="P67"><text:soft-page-break/></text:p>
      <text:p text:style-name="P67"/>
      <table:table table:name="Tabla4" table:style-name="Tabla4">
        <table:table-column table:style-name="Tabla4.A"/>
        <table:table-row table:style-name="Tabla4.1">
          <table:table-cell table:style-name="Tabla4.A1" office:value-type="string">
            <text:p text:style-name="P83">...</text:p>
            <text:p text:style-name="P83">property name="applicationURIs"&gt;</text:p>
            <text:p text:style-name="P83"><text:tab/>&lt;list elementClass="java.net.URI"&gt;</text:p>
            <text:p text:style-name="P83"><text:tab/><text:tab/>&lt;value&gt;${jboss.server.home.url}deploy&lt;/value&gt;</text:p>
            <text:p text:style-name="P83"><text:tab/><text:tab/><text:span text:style-name="T20">&lt;value&gt;${jboss.server.home.url}deployportafib&lt;/value&gt;</text:span></text:p>
            <text:p text:style-name="P83"><text:tab/>&lt;/list&gt;</text:p>
            <text:p text:style-name="P83">&lt;/property&gt;</text:p>
            <text:p text:style-name="P83">...</text:p>
          </table:table-cell>
        </table:table-row>
      </table:table>
      <text:p text:style-name="P67"/>
      <text:p text:style-name="P67"/>
      <text:p text:style-name="P67">I final ment crearem el nou directori deployportafib:</text:p>
      <text:p text:style-name="P67"/>
      <table:table table:name="Tabla18" table:style-name="Tabla18">
        <table:table-column table:style-name="Tabla18.A"/>
        <table:table-row>
          <table:table-cell table:style-name="Tabla18.A1" office:value-type="string">
            <text:p text:style-name="P83">$ sudo mkdir -p $JBOSS/server/default/deployportafib</text:p>
          </table:table-cell>
        </table:table-row>
      </table:table>
      <text:p text:style-name="P88"/>
      <text:p text:style-name="P67"/>
      <text:h text:style-name="Heading_20_3" text:outline-level="3">Port Segur HTTPS</text:h>
      <text:p text:style-name="P67"/>
      <text:p text:style-name="P67"><text:tab/>Per defecte JBoss fa feina sobre el port 8080 amb protocol HTTP. Podem afegir comunicació segura i/o autenticació via CientCert afegint un port addicional 8443 amb protocol HTTPS.</text:p>
      <text:p text:style-name="P67"><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9"/>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9"/>
      <table:table table:name="Tabla14" table:style-name="Tabla14">
        <table:table-column table:style-name="Tabla14.A"/>
        <table:table-row>
          <table:table-cell table:style-name="Tabla14.A1" office:value-type="string">
            <text:p text:style-name="P20">set "JAVA_OPTS=%JAVA_OPTS% -Djboss.bind.address=0.0.0.0"</text:p>
          </table:table-cell>
        </table:table-row>
      </table:table>
      <text:p text:style-name="P89"/>
      <text:h text:style-name="Heading_20_3" text:outline-level="3">Requeriments de memòria</text:h>
      <text:p text:style-name="P90"><text:tab/>Es recomada donar la major memòria possible al JBoss ja que Portafib és una aplicació web bastant pesada. Obrir run.conf (o run.conf.bat si estam amb Windows) de $JBOSS/bin i editar els parametres -Xms i Xmx i posar-li aquests valors:</text:p>
      <text:p text:style-name="P89"/>
      <table:table table:name="Tabla12" table:style-name="Tabla12">
        <table:table-column table:style-name="Tabla12.A"/>
        <table:table-row>
          <table:table-cell table:style-name="Tabla12.A1" office:value-type="string">
            <text:p text:style-name="P20">-Xms512m -Xmx1024m -XX:MaxPermSize=256m</text:p>
          </table:table-cell>
        </table:table-row>
      </table:table>
      <text:p text:style-name="P89"/>
      <text:p text:style-name="P90"><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9"/>
      <text:h text:style-name="Heading_20_3" text:outline-level="3"><text:soft-page-break/>Permetre consultes sobre múltiples Datasources</text:h>
      <text:p text:style-name="P89"/>
      <text:p text:style-name="P89"><text:tab/>S'ha d'editar el fitxer $JBOSS\server\default\conf\jbossts-properties.xml i cercar l'entrada &lt;properties depends="arjuna" name="jta"&gt; i just després afegir la següent línia:</text:p>
      <text:p text:style-name="P89"/>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9"/>
      <text:p text:style-name="P89">NOTA: Revisar que l'entrada anterior no estigui donada d'alta. Si hi fos canviar el valor a "true"</text:p>
      <text:p text:style-name="P89"/>
      <text:h text:style-name="Heading_20_3" text:outline-level="3">Autenticador WSBASIC</text:h>
      <text:p text:style-name="P95"/>
      <table:table table:name="Taula5" table:style-name="Taula5">
        <table:table-column table:style-name="Taula5.A"/>
        <table:table-column table:style-name="Taula5.B"/>
        <table:table-row>
          <table:table-cell table:style-name="Taula5.A1" office:value-type="string">
            <text:p text:style-name="P151"><text:s/><draw:frame draw:style-name="fr4" draw:name="gràfics2" text:anchor-type="as-char" svg:width="1.339cm" svg:height="1.339cm" draw:z-index="112"><draw:image xlink:href="Pictures/10000201000000330000003367444CDA.png" xlink:type="simple" xlink:show="embed" xlink:actuate="onLoad"/></draw:frame></text:p>
          </table:table-cell>
          <table:table-cell table:style-name="Taula5.B1" office:value-type="string">
            <text:p text:style-name="P125">En l'entorn de la CAIB (Govern Balear) <text:s/>aquest punt s'ha d'ometre ja que el patch de la CAIB ja configura els autenticadors.</text:p>
          </table:table-cell>
        </table:table-row>
      </table:table>
      <text:p text:style-name="P89"/>
      <text:p text:style-name="P89"><text:tab/>S'ha d'obrir el fitxer $JBOSS]/server/default/deployers/jbossweb.deployer/META-INF/war-deployers-jboss-beans.xml. S'ha de cercar un bloc xml <text:s/>"&lt;property name="authenticators"&gt;" i dins aquest bloc s'ha d'inserir un nou autenticador:</text:p>
      <text:p text:style-name="P89"/>
      <table:table table:name="Taula6" table:style-name="Taula6">
        <table:table-column table:style-name="Taula6.A"/>
        <table:table-row>
          <table:table-cell table:style-name="Taula6.A1" office:value-type="string">
            <text:p text:style-name="P20"><text:tab/>&lt;entry&gt;</text:p>
            <text:p text:style-name="P20"><text:s text:c="10"/>&lt;key&gt;WSBASIC&lt;/key&gt;</text:p>
            <text:p text:style-name="P20"><text:s text:c="10"/>&lt;value&gt;org.apache.catalina.authenticator.BasicAuthenticator&lt;/value&gt;</text:p>
            <text:p text:style-name="P20"><text:s text:c="6"/>&lt;/entry&gt; </text:p>
          </table:table-cell>
        </table:table-row>
      </table:table>
      <text:p text:style-name="P89"/>
      <text:p text:style-name="P89"/>
      <text:h text:style-name="Heading_20_2" text:outline-level="2">Fitxers de Configuració</text:h>
      <text:p text:style-name="P88"/>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8"/>
      <text:h text:style-name="Heading_20_4" text:outline-level="4">PostgreSQL</text:h>
      <text:p text:style-name="P115"><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8"/>
      <text:h text:style-name="Heading_20_3" text:outline-level="3"><text:bookmark-start text:name="__RefNumPara__2194_394026072"/><text:soft-page-break/>Fitxer de Propietats<text:bookmark-end text:name="__RefNumPara__2194_394026072"/></text:h>
      <text:p text:style-name="P88"/>
      <text:list xml:id="list2497756599170816941" text:style-name="L3">
        <text:list-header>
          <text:p text:style-name="P175">Aquest fitxer serveix per definir la configuració del PortaFIB. Podem trobar una plantilla d'aquest fitxer a $HOME/portafib/scripts/config/portafib-properties-service.xml. Aquest fitxer el copiarem a $JBOSS/server/default/deployportafib:</text:p>
        </text:list-header>
      </text:list>
      <text:p text:style-name="P67"/>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7"/>
      <text:p text:style-name="P67"/>
      <table:table table:name="Taula8" table:style-name="Taula8">
        <table:table-column table:style-name="Taula8.A"/>
        <table:table-column table:style-name="Taula8.B"/>
        <table:table-row>
          <table:table-cell table:style-name="Taula8.A1" office:value-type="string">
            <text:p text:style-name="P151"><text:s/><draw:frame draw:style-name="fr4" draw:name="gràfics3" text:anchor-type="as-char" svg:width="1.339cm" svg:height="1.339cm" draw:z-index="106"><draw:image xlink:href="Pictures/10000201000000330000003367444CDA.png" xlink:type="simple" xlink:show="embed" xlink:actuate="onLoad"/></draw:frame></text:p>
          </table:table-cell>
          <table:table-cell table:style-name="Taula8.B1" office:value-type="string">
            <text:p text:style-name="P125">En l'entorn de la CAIB (Govern Balear) <text:s/>aquest fitxer ha d'anar encapsulat dins un fitxer portafib.sar seguit la següent <text:s/>estructura:</text:p>
            <text:p text:style-name="P152"><text:s text:c="7"/>portafib.sar</text:p>
            <text:p text:style-name="P153"><text:span text:style-name="T32"><text:s text:c="7"/></text:span><text:span text:style-name="T32"><text:s text:c="2"/></text:span><text:span text:style-name="T33">└- META-INF</text:span></text:p>
            <text:p text:style-name="P153"><text:span text:style-name="T34"><text:s text:c="10"/></text:span><text:span text:style-name="T13">├- jboss-service.xml</text:span></text:p>
            <text:p text:style-name="P153"><text:span text:style-name="T13"><text:s text:c="10"/></text:span><text:span text:style-name="T34">└</text:span><text:span text:style-name="T33">-</text:span><text:span text:style-name="T34"> MANIFEST.MF</text:span></text:p>
            <text:p text:style-name="P124"/>
            <text:p text:style-name="P127">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41">Manifest-Version: 1.0</text:p>
                  <text:p text:style-name="P41">Archiver-Version: Plexus Archiver</text:p>
                  <text:p text:style-name="P41">Created-By: Apache Maven</text:p>
                  <text:p text:style-name="P41">Built-By: &lt;&lt;author&gt;&gt;</text:p>
                  <text:p text:style-name="P41">Build-Jdk: 1.6.0_31</text:p>
                </table:table-cell>
              </table:table-row>
            </table:table>
            <text:p text:style-name="P127"/>
          </table:table-cell>
        </table:table-row>
      </table:table>
      <text:p text:style-name="P67"/>
      <text:p text:style-name="P67"/>
      <text:h text:style-name="Heading_20_4" text:outline-level="4"><text:bookmark-start text:name="__RefNumPara__3295_1851204452"/>Propietats Generals PortaFIB<text:bookmark-end text:name="__RefNumPara__3295_1851204452"/></text:h>
      <text:p text:style-name="P67">En aquest fitxer hi ha algunes propietats que requereixen de la intervenció de l'administrador:</text:p>
      <text:p text:style-name="P67"/>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2" office:value-type="string">
            <text:p text:style-name="P67">es.caib.portafib.iscaib</text:p>
          </table:table-cell>
          <table:table-cell table:style-name="Tabla38.B2" office:value-type="string">
            <text:p text:style-name="P67"><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7">es.caib.portafib.hibernate.*</text:p>
          </table:table-cell>
          <table:table-cell table:style-name="Tabla38.B2" office:value-type="string">
            <text:p text:style-name="P67"><text:span text:style-name="T28">Propietats de Configuració Hibernate</text:span>: Estableix les propietats de configuració de Hibernate. Les dues propietats més importants són:</text:p>
            <text:list xml:id="list8369225054059932516" text:style-name="L4">
              <text:list-item>
                <text:p text:style-name="P166"><text:s text:c="3"/>es.caib.portafib.hibernate.dialect</text:p>
              </text:list-item>
              <text:list-item>
                <text:p text:style-name="P166"><text:s text:c="3"/>es.caib.portafib.hibernate.query.substitutions</text:p>
              </text:list-item>
            </text:list>
            <text:p text:style-name="P67"><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7">es.caib.portafib.filesdirectory</text:p>
          </table:table-cell>
          <table:table-cell table:style-name="Tabla38.B2" office:value-type="string">
            <text:p text:style-name="P67"><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7">es.caib.portafib.url</text:p>
            <text:p text:style-name="P37"><text:tab/><text:tab/></text:p>
          </table:table-cell>
          <table:table-cell table:style-name="Tabla38.B2" office:value-type="string">
            <text:p text:style-name="Table_20_Contents">És l'adreça pública d'accés al portafirmes:</text:p>
            <text:p text:style-name="P36"><text:span text:style-name="T17">es.caib.</text:span>portafib.url=http://localhost:8080/portafib</text:p>
          </table:table-cell>
        </table:table-row>
        <table:table-row table:style-name="Tabla38.1">
          <table:table-cell table:style-name="Tabla38.A2" office:value-type="string">
            <text:p text:style-name="P88">es.caib.portafib.email.from</text:p>
          </table:table-cell>
          <table:table-cell table:style-name="Tabla38.B2" office:value-type="string">
            <text:p text:style-name="Table_20_Contents">És l'adreça d'email des d'on s'enviaran les notificacions per correu als usuaris:</text:p>
            <text:p text:style-name="P63"><text:span text:style-name="T17">es.caib.</text:span>portafib.email.from=portafib@portafib.org</text:p>
          </table:table-cell>
        </table:table-row>
        <table:table-row table:style-name="Tabla38.1">
          <table:table-cell table:style-name="Tabla38.A2" office:value-type="string">
            <text:p text:style-name="P37">es.caib.portafib.defaultlanguage</text:p>
          </table:table-cell>
          <table:table-cell table:style-name="Tabla38.B2" office:value-type="string">
            <text:p text:style-name="Table_20_Contents">Idioma per defecte. Valors possibles poden ser “ca” per català i “es” per castellà.</text:p>
            <text:p text:style-name="P36"><text:span text:style-name="T17">es.caib.</text:span>portafib.defaultlanguage=ca</text:p>
          </table:table-cell>
        </table:table-row>
        <text:soft-page-break/>
        <table:table-row table:style-name="Tabla38.1">
          <table:table-cell table:style-name="Tabla38.A2" office:value-type="string">
            <text:p text:style-name="P37">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51"><text:s/><draw:frame draw:style-name="fr4" draw:name="gràfics4" text:anchor-type="as-char" svg:width="1.339cm" svg:height="1.339cm" draw:z-index="111"><draw:image xlink:href="Pictures/10000201000000330000003367444CDA.png" xlink:type="simple" xlink:show="embed" xlink:actuate="onLoad"/></draw:frame></text:p>
                </table:table-cell>
                <table:table-cell table:style-name="Taula10.B1" office:value-type="string">
                  <text:p text:style-name="P125">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7">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3030144156258336516" text:style-name="L5">
              <text:list-item>
                <text:p text:style-name="P172">Sol·licitant: ROLE_SOLI</text:p>
              </text:list-item>
              <text:list-item>
                <text:p text:style-name="P180">Destinatari: ROLE_DEST</text:p>
              </text:list-item>
              <text:list-item>
                <text:p text:style-name="P180">Delegat: ROLE_DELE</text:p>
              </text:list-item>
              <text:list-item>
                <text:p text:style-name="P180">Col·laborador: ROLE_COLA</text:p>
              </text:list-item>
            </text:list>
            <text:p text:style-name="P42"/>
            <table:table table:name="Taula11" table:style-name="Taula11">
              <table:table-column table:style-name="Taula11.A"/>
              <table:table-column table:style-name="Taula11.B"/>
              <table:table-row>
                <table:table-cell table:style-name="Taula11.A1" office:value-type="string">
                  <text:p text:style-name="P151"><text:s/><draw:frame draw:style-name="fr4" draw:name="gràfics5" text:anchor-type="as-char" svg:width="1.339cm" svg:height="1.339cm" draw:z-index="113"><draw:image xlink:href="Pictures/10000201000000330000003367444CDA.png" xlink:type="simple" xlink:show="embed" xlink:actuate="onLoad"/></draw:frame></text:p>
                </table:table-cell>
                <table:table-cell table:style-name="Taula11.B1" office:value-type="string">
                  <text:p text:style-name="P125">En l'entorn de la CAIB (Govern Balear) quan la propietat es.caib.portafib.iscaib=true, llavors a l'usuari-entitat sempre se li assigna el rol Destinatari (ROLE_DEST) independentment del valor d'aquesta propietat.</text:p>
                </table:table-cell>
              </table:table-row>
            </table:table>
            <text:p text:style-name="P42"/>
          </table:table-cell>
        </table:table-row>
        <table:table-row table:style-name="Tabla38.1">
          <table:table-cell table:style-name="Tabla38.A2" office:value-type="string">
            <text:p text:style-name="P37">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6"><text:span text:style-name="T17">es.caib.</text:span>portafib.development=false</text:p>
          </table:table-cell>
        </table:table-row>
        <table:table-row table:style-name="Tabla38.1">
          <table:table-cell table:style-name="Tabla38.A2" office:value-type="string">
            <text:p text:style-name="P58">es.caib.portafib.checknifcertificate</text:p>
            <text:p text:style-name="P59">(PortaFIB 1.1.0 <text:s/>Deprecat 13/11/2015: Mirar propietat "Comprovar NIF després de Firmar" dins l'Entitat)</text:p>
          </table:table-cell>
          <table:table-cell table:style-name="Tabla38.B2" office:value-type="string">
            <text:p text:style-name="P54">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5"><text:span text:style-name="T17">es.caib.</text:span>portafib.checknifcertificate=true</text:p>
          </table:table-cell>
        </table:table-row>
        <text:soft-page-break/>
        <table:table-row table:style-name="Tabla38.1">
          <table:table-cell table:style-name="Tabla38.A2" office:value-type="string">
            <text:p text:style-name="P37">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7">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7">es.caib.portafib.encryptkey</text:p>
          </table:table-cell>
          <table:table-cell table:style-name="Tabla38.B2" office:value-type="string">
            <text:p text:style-name="Table_20_Contents">Clau per encriptar l'identificador del fitxers a descarregar (IMPORTANT tamany de 16 caràcters):</text:p>
            <text:p text:style-name="P36"><text:span text:style-name="T17">es.caib.</text:span>portafib.encryptkey=portafibportafib</text:p>
          </table:table-cell>
        </table:table-row>
        <table:table-row table:style-name="Tabla38.1">
          <table:table-cell table:style-name="Tabla38.A2" office:value-type="string">
            <text:p text:style-name="P37">es.caib.portafib.name</text:p>
          </table:table-cell>
          <table:table-cell table:style-name="Tabla38.B2" office:value-type="string">
            <text:p text:style-name="Table_20_Contents">Nom de l'aplicació PortaFIB:</text:p>
            <text:p text:style-name="P36"><text:span text:style-name="T17">es.caib.</text:span>portafib.name=PortaFIB</text:p>
          </table:table-cell>
        </table:table-row>
        <table:table-row table:style-name="Tabla38.1">
          <table:table-cell table:style-name="Tabla38.A2" office:value-type="string">
            <text:p text:style-name="P37">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6"><text:span text:style-name="T17">es.caib.</text:span>portafib.editableuser=false</text:p>
          </table:table-cell>
        </table:table-row>
        <table:table-row table:style-name="Tabla38.1">
          <table:table-cell table:style-name="Tabla38.A2" office:value-type="string">
            <text:p text:style-name="P58">es.caib.portafib.defaultsignalgorithmid</text:p>
            <text:p text:style-name="P59">(PortaFIB 1.1.0 <text:s/>Deprecat 13/11/2015: Mirar camp "Algorisme de Firma" dins l'Entitat)</text:p>
          </table:table-cell>
          <table:table-cell table:style-name="Tabla38.B2" office:value-type="string">
            <text:p text:style-name="P54">Camp opcional. Defineix l'identificador de l'algorisme a utilitzar per defecte durant la firma de documents o fitxers. Fa referencia al camp ID de la taula pfi_algorismedefirma. Els valors possibles d'una instal·lació per defecte són:</text:p>
            <text:list xml:id="list2696265068022324081" text:style-name="L6">
              <text:list-item>
                <text:p text:style-name="P181">0 = SHA1withRSA</text:p>
              </text:list-item>
              <text:list-item>
                <text:p text:style-name="P181">1 = SHA256withRSA</text:p>
              </text:list-item>
              <text:list-item>
                <text:p text:style-name="P181">2 = SHA384withRSA</text:p>
              </text:list-item>
              <text:list-item>
                <text:p text:style-name="P181">3 = SHA512withRSA</text:p>
              </text:list-item>
            </text:list>
          </table:table-cell>
        </table:table-row>
        <table:table-row table:style-name="Tabla38.1">
          <table:table-cell table:style-name="Tabla38.A2" office:value-type="string">
            <text:p text:style-name="P37">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7">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7">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7">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fallida en ms</text:p>
            <text:p text:style-name="Table_20_Contents">Exemple (15 segons): </text:p>
            <text:p text:style-name="P26">es.caib.portafib.notificationtimelapse=15000</text:p>
          </table:table-cell>
        </table:table-row>
        <table:table-row table:style-name="Tabla38.1">
          <table:table-cell table:style-name="Tabla38.A2" office:value-type="string">
            <text:p text:style-name="P58">es.caib.portafib.applet.signerClass</text:p>
            <text:p text:style-name="P59">(PortaFIB 1.1.0 Deprecat 10/11/2015: S'usen els Mòduls de Firma)</text:p>
          </table:table-cell>
          <table:table-cell table:style-name="Tabla38.B2" office:value-type="string">
            <text:p text:style-name="P54">Indica al PortaFIB quina API emprarem per firmar els documents. Valors possibles són:</text:p>
            <text:list xml:id="list767657987282290126" text:style-name="L7">
              <text:list-item>
                <text:p text:style-name="P182">Firma de documents emprant @firma:</text:p>
              </text:list-item>
            </text:list>
            <text:p text:style-name="P102">es.caib.portafib.applet.signers.AfirmaSigner</text:p>
            <text:list xml:id="list7970388900103110443" text:style-name="L8">
              <text:list-item>
                <text:p text:style-name="P183">Firma emprant IB-KEY:</text:p>
              </text:list-item>
            </text:list>
            <text:p text:style-name="P55">es.caib.portafib.applet.signers.IBKeySigner</text:p>
          </table:table-cell>
        </table:table-row>
        <table:table-row table:style-name="Tabla38.1">
          <table:table-cell table:style-name="Tabla38.A2" office:value-type="string">
            <text:p text:style-name="P37">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58">es.caib.portafib.firmatperformat.{<text:span text:style-name="T29">entitat_id</text:span>}.{<text:span text:style-name="T29">idioma</text:span>}</text:p>
            <text:p text:style-name="P59">(PortaFIB 1.1.0 Deprecat 13/11/2015: Mirar propietat "Format de 'Firmat Per'" de l'Entitat)</text:p>
          </table:table-cell>
          <table:table-cell table:style-name="Tabla38.B2" office:value-type="string">
            <text:p text:style-name="P54">Opcional. Format del camp "Firmat Per" de la taula de firmes definit per entitat i per idioma. Els camps disponibles són (s'obtenen del certificat amb el que s'ha fimat):</text:p>
            <text:list xml:id="list891826620064005779" text:style-name="L9">
              <text:list-item>
                <text:p text:style-name="P188">{0} = NOM</text:p>
              </text:list-item>
              <text:list-item>
                <text:p text:style-name="P188">{1} = LONGITUD NIF</text:p>
              </text:list-item>
              <text:list-item>
                <text:p text:style-name="P188">{2} = NIF</text:p>
              </text:list-item>
              <text:list-item>
                <text:p text:style-name="P188">{3} = EMISSOR</text:p>
              </text:list-item>
              <text:list-item>
                <text:p text:style-name="P188">{4} = LONGITUD CARREC_CERTIFICAT</text:p>
              </text:list-item>
              <text:list-item>
                <text:p text:style-name="P188">{5} = CARREC_CERTIFICAT</text:p>
              </text:list-item>
              <text:list-item>
                <text:p text:style-name="P188">{6} = LONGITUD UNITAT_ADMINISTRATIVA</text:p>
              </text:list-item>
              <text:list-item>
                <text:p text:style-name="P188">{7} = UNITAT_ADMINISTRATIVA</text:p>
              </text:list-item>
            </text:list>
            <text:p text:style-name="P54"/>
            <text:p text:style-name="P54">Exemple de formats per l'entitat caib pels idiomes català i castellà:</text:p>
            <text:p text:style-name="P56">es.caib.portafib.firmatperformat.caib.ca={0}{4,choice,0#|1&amp;lt; - C\u00E0rrec {5}}{6,choice,0#|1&amp;lt; - Unitat {7}}</text:p>
            <text:p text:style-name="P56">es.caib.portafib.firmatperformat.caib.es={0}{4,choice,0#|1&amp;lt; - Cargo {5}}{6,choice,0#|1&amp;lt; - Unidad {7}}</text:p>
            <text:p text:style-name="P129">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58">es.caib.portafib.motiudelegacioformat.{<text:span text:style-name="T29">entitat_id</text:span>}.{<text:span text:style-name="T29">idioma</text:span>}</text:p>
            <text:p text:style-name="P59">(PortaFIB 1.1.0 Deprecat 13/11/2015: Mirar propietat "Format del motiu per delegació" de l'Entitat)</text:p>
          </table:table-cell>
          <table:table-cell table:style-name="Tabla38.B2" office:value-type="string">
            <text:p text:style-name="P54">Opcional. Format del camp "Motiu" de la taula de firmes quan es tracta d'una delegació definit per entitat i idioma. Els paràmetres disponibles són:</text:p>
            <text:list xml:id="list5343188575467762505" text:style-name="L10">
              <text:list-item>
                <text:p text:style-name="P184">{0} Nom del delegat</text:p>
              </text:list-item>
              <text:list-item>
                <text:p text:style-name="P184">{1} NIF del delegat</text:p>
              </text:list-item>
              <text:list-item>
                <text:p text:style-name="P184">{2} Nom del destinatari</text:p>
              </text:list-item>
              <text:list-item>
                <text:p text:style-name="P184">{3} NIF del destinatari</text:p>
              </text:list-item>
              <text:list-item>
                <text:p text:style-name="P184">{4} Motiu de la delegació</text:p>
              </text:list-item>
              <text:list-item>
                <text:p text:style-name="P184">{5} Motiu de la petició de firma</text:p>
              </text:list-item>
            </text:list>
            <text:p text:style-name="P54">Exemple de formats per l'entitat caib pels idiomes català i castellà: <text:span text:style-name="T14">es.caib.portafib.motiudelegacioformat.caib.ca=Firma {0} ({1}) per delegaci\u00F3 de {2} ({3}). Motiu: {4}</text:span></text:p>
            <text:p text:style-name="P56">es.caib.portafib.motiudelegacioformat.caib.es=Firma {0} ({1}) por delegaci\u00F3n de {2} ({3}). Motivo: {4}</text:p>
            <text:p text:style-name="P129">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7">es.caib.portafib.entitatidforagentssql</text:p>
            <text:p text:style-name="P37"><text:s text:c="2"/></text:p>
            <text:p text:style-name="P37"/>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5"><draw:frame draw:style-name="fr5" draw:name="gràfics6" text:anchor-type="as-char" svg:width="9.024cm" svg:height="2.753cm" draw:z-index="115"><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37">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able:table-row table:style-name="Tabla38.1">
          <table:table-cell table:style-name="Tabla38.A2" office:value-type="string">
            <text:p text:style-name="P58">es.caib.portafib.defaultcustodymessage..{<text:span text:style-name="T29">entitat_id</text:span>}.{<text:span text:style-name="T29">idioma</text:span>}</text:p>
            <text:p text:style-name="P59">(PortaFIB 1.1.0 Deprecat 13/11/2015: Mirar camp "Cutòdia per Defecte" de l'Entitat)</text:p>
          </table:table-cell>
          <table:table-cell table:style-name="Tabla38.B2" office:value-type="string">
            <text:p text:style-name="P54">Indica un missatge per defecte de la custòdia de les peticions de Firma, definit per entitat i per idioma.</text:p>
            <text:p text:style-name="P54">Exemple:</text:p>
            <text:p text:style-name="P57">es.caib.portafib.defaultcustodymessage.<text:span text:style-name="T20">fundaciobit.ca</text:span>=Data:{3} URL de validaci\u00F3: {0}</text:p>
            <text:p text:style-name="P57">es.caib.portafib.defaultcustodymessage.<text:span text:style-name="T20">fundaciobit.es</text:span>=Fecha:{3} URL de validaci\u00F3n: {0}</text:p>
          </table:table-cell>
        </table:table-row>
        <table:table-row table:style-name="Tabla38.1">
          <table:table-cell table:style-name="Tabla38.A2" office:value-type="string">
            <text:p text:style-name="P37">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7">es.caib.portafib.emailsgroupedsendercronexpression</text:p>
          </table:table-cell>
          <table:table-cell table:style-name="Tabla38.B2" office:value-type="string">
            <text:p text:style-name="P88">Opcional. Expressió cron que indica cada quan s'ha d'executar l'enviador de correus quan s'han definit enviament d'avisos agrupats. Per defecte s'executa cada dia a les 6:00 ().</text:p>
            <text:p text:style-name="P88">Exemple: </text:p>
            <text:list xml:id="list3670990283285518480" text:style-name="L11">
              <text:list-item>
                <text:p text:style-name="P173">L'executa cada dos minuts: 0 0/2 * 1/1 * ? *</text:p>
              </text:list-item>
              <text:list-item>
                <text:p text:style-name="P173">L'executa cada dia a les 6:00: 0 0 6 1/1 * ? *</text:p>
              </text:list-item>
            </text:list>
            <text:p text:style-name="P88">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60">es.caib.portafib.checkcertificateinclientcert</text:p>
            <text:p text:style-name="P59"/>
          </table:table-cell>
          <table:table-cell table:style-name="Tabla38.B2" office:value-type="string">
            <text:p text:style-name="P103">Opcional. Indica si s'ha de validar el certificat emprant el Plugin de CheckCertificate quan l'autenticació es realitza emprant ClientCert. Valor per defecte false. Exemple:</text:p>
            <text:p text:style-name="P59">es.caib.portafib.checkcertificateinclientcert=true</text:p>
          </table:table-cell>
        </table:table-row>
      </table:table>
      <text:p text:style-name="P67"/>
      <text:p text:style-name="P67"><text:tab/>En aquest fitxer s'han de definir els plugins necessaris pel bon funcionament de PortaFIB. A continuació es descriuen aquests plugins:</text:p>
      <text:p text:style-name="P67"/>
      <text:h text:style-name="P196" text:outline-level="4">Plugins</text:h>
      <text:p text:style-name="P67"/>
      <text:p text:style-name="P67"><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7"/>
      <text:h text:style-name="Heading_20_3" text:outline-level="3"><text:soft-page-break/>Configurar Coes</text:h>
      <text:p text:style-name="P67"><text:tab/>Per l'enviament massiu de correu i notificacions webservice, requerim de la definició de coes en el servidor jboss. Aquest pas és relativament senzill ja que únicament hem de copiar dos fitxers dins el directori deployportafib:</text:p>
      <text:p text:style-name="P67"/>
      <table:table table:name="Tabla22" table:style-name="Tabla22">
        <table:table-column table:style-name="Tabla22.A"/>
        <table:table-row>
          <table:table-cell table:style-name="Tabla22.A1" office:value-type="string">
            <text:p text:style-name="P145">$sudo cp $HOME/portafib/scripts/config/portafib-mailsqueue-service.xml $JBOSS/server/default/deployportafib</text:p>
            <text:p text:style-name="P143"/>
            <text:p text:style-name="P144">$sudo cp $HOME/portafib/scripts/config/portafib-notificacionsqueue-service.xml $JBOSS/server/default/deployportafib</text:p>
            <text:p text:style-name="P79"/>
          </table:table-cell>
        </table:table-row>
      </table:table>
      <text:p text:style-name="P67"/>
      <text:h text:style-name="Heading_20_3" text:outline-level="3">Configurar Servidor de Correu</text:h>
      <text:p text:style-name="P67"/>
      <text:p text:style-name="P67"><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7"/>
      <table:table table:name="Tabla6" table:style-name="Tabla6">
        <table:table-column table:style-name="Tabla6.A"/>
        <table:table-row table:style-name="Tabla6.1">
          <table:table-cell table:style-name="Tabla6.A1" office:value-type="string">
            <text:p text:style-name="P144">$sudo cp $HOME/portafib/scripts/config/portafib-mail-service.xml $JBOSS/server/default/deployportafib</text:p>
          </table:table-cell>
        </table:table-row>
      </table:table>
      <text:p text:style-name="P67"/>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51"><text:s/><draw:frame draw:style-name="fr4" draw:name="gráficos5" text:anchor-type="as-char" svg:width="1.339cm" svg:height="1.339cm" draw:z-index="96"><draw:image xlink:href="Pictures/10000201000000330000003367444CDA.png" xlink:type="simple" xlink:show="embed" xlink:actuate="onLoad"/></draw:frame></text:p>
          </table:table-cell>
          <table:table-cell table:style-name="Tabla48.B1" office:value-type="string">
            <text:p text:style-name="P125">En l'entorn de la CAIB (Govern Balear) hem de saltar aquest punt ja que l'autenticació dels usuaris-persona ja es realitza automàticament al aplicar el patch de la CAIb sobre un servidor JBOSS.</text:p>
          </table:table-cell>
        </table:table-row>
      </table:table>
      <text:p text:style-name="P72"/>
      <text:p text:style-name="P67"/>
      <text:p text:style-name="P70"><text:tab/>Com hem dit al principi, tindrem els nostres usuaris i roles guardats dins una base de dades, per això a continuació configurarem el JBoss per accedir a aquestes dades.</text:p>
      <text:p text:style-name="P67"/>
      <text:p text:style-name="P67"><text:tab/>Obrirem el fitxer $JBOSS/server/default/conf/login-config.xml i abans del tag "&lt;/policy&gt;" del final del fitxer, afegirem la següent entrada:</text:p>
      <text:p text:style-name="P67"/>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CLIENT_CERT --&gt;</text:p>
            <text:p text:style-name="P24"><text:s text:c="4"/>&lt;login-module code="es.caib.portafib.back.security.BaseCertLoginModule" <text:s/>flag="sufficient"&gt;<text:tab/><text:tab/> <text:s text:c="5"/></text:p>
            <text:p text:style-name="P24"><text:s text:c="4"/>&lt;/login-module&gt;</text:p>
            <text:p text:style-name="P24"><text:s text:c="4"/>&lt;!-- DATABASE --&gt;</text:p>
            <text:p text:style-name="P24"><text:s text:c="4"/>&lt;login-module code="org.jboss.security.auth.spi.DatabaseServerLoginModule" flag="sufficient"&gt; </text:p>
            <text:p text:style-name="P24"><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oft-page-break/><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72"/>
      <text:p text:style-name="P72">(a) El bloc CLIENT-CERT només serveix si ens autenticam emprant https i CLIENT-CERT emprant un mecanisme JAAS. En la resta de casos podem comentar-ho. <text:span text:style-name="T23">EXPLICAR Més <text:s/>EN DETALL.</text:span></text:p>
      <text:p text:style-name="P72">(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2"/>
      <text:p text:style-name="P72"><text:tab/>El fitxer associat a la connexió de bases de dades definida amb el nom d'atribut “dsJndiName” es troba en els propis fitxers d'scripts. Només hem de copiar-ho al JBoss:</text:p>
      <text:list xml:id="list29385129" text:continue-list="list2497756599170816941" text:style-name="L3">
        <text:list-header>
          <text:p text:style-name="P170"/>
        </text:list-header>
      </text:list>
      <table:table table:name="Tabla7" table:style-name="Tabla7">
        <table:table-column table:style-name="Tabla7.A"/>
        <table:table-row>
          <table:table-cell table:style-name="Tabla7.A1" office:value-type="string">
            <text:p text:style-name="P117">$sudo cp <text:span text:style-name="T1">$HOME/portafib/scripts/development/seycon-ds.xml </text:span><text:span text:style-name="T1">$JBOSS/server/default/deployportafib</text:span></text:p>
          </table:table-cell>
        </table:table-row>
      </table:table>
      <text:p text:style-name="P113"/>
      <text:p text:style-name="P72"><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2"/>
      <text:p text:style-name="P72"/>
      <text:h text:style-name="P191" text:outline-level="3">Autenticació i Autorització per Usuaris Aplicació</text:h>
      <text:p text:style-name="P72"/>
      <table:table table:name="Tabla59" table:style-name="Tabla59">
        <table:table-column table:style-name="Tabla59.A"/>
        <table:table-column table:style-name="Tabla59.B"/>
        <table:table-row>
          <table:table-cell table:style-name="Tabla59.A1" office:value-type="string">
            <text:p text:style-name="P151"><text:s/><draw:frame draw:style-name="fr4" draw:name="gráficos224" text:anchor-type="as-char" svg:width="1.339cm" svg:height="1.339cm" draw:z-index="93"><draw:image xlink:href="Pictures/10000201000000330000003367444CDA.png" xlink:type="simple" xlink:show="embed" xlink:actuate="onLoad"/></draw:frame></text:p>
          </table:table-cell>
          <table:table-cell table:style-name="Tabla59.B1" office:value-type="string">
            <text:p text:style-name="P125">En l'entorn de la CAIB (Govern Balear) hem de saltar aquest punt ja que l'autenticació dels usuaris-aplicació ja està integrada amb el sistema de login CAS.</text:p>
          </table:table-cell>
        </table:table-row>
      </table:table>
      <text:p text:style-name="P72"/>
      <text:p text:style-name="P72"><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7"><text:tab/>Obrirem el fitxer $JBOSS/server/default/conf/login-config.xml i al final del bloc &lt;application-policy&gt; de seycon, afegirem la següent entrada:</text:p>
      <text:p text:style-name="P67"/>
      <table:table table:name="Tabla34" table:style-name="Tabla34">
        <table:table-column table:style-name="Tabla34.A"/>
        <table:table-row>
          <table:table-cell table:style-name="Tabla34.A1" office:value-type="string">
            <text:p text:style-name="P25">&lt;application-policy name = "seycon"&gt;</text:p>
            <text:p text:style-name="P25"><text:s/>&lt;authentication&gt;</text:p>
            <text:p text:style-name="P25"/>
            <text:p text:style-name="P25"><text:s text:c="3"/>...</text:p>
            <text:p text:style-name="P24"/>
            <text:p text:style-name="P24"><text:s text:c="2"/>&lt;!-- DATABASE --&gt;</text:p>
            <text:p text:style-name="P24"><text:s text:c="2"/>&lt;login-module code="org.jboss.security.auth.spi.DatabaseServerLoginModule" flag="sufficient"&gt; </text:p>
            <text:p text:style-name="P24"><text:s text:c="4"/>&lt;module-option name="dsJndiName"&gt;java:/es.caib.portafib.db&lt;/module-option&gt; </text:p>
            <text:p text:style-name="P24"><text:s text:c="4"/>&lt;module-option name="principalsQuery"&gt;</text:p>
            <text:p text:style-name="P24"><text:s text:c="7"/>SELECT contrasenya FROM pfi_usuariaplicacio WHERE usuariaplicacioid = ?</text:p>
            <text:p text:style-name="P24"><text:s text:c="4"/>&lt;/module-option&gt; </text:p>
            <text:p text:style-name="P24"><text:s text:c="4"/>&lt;module-option name="rolesQuery"&gt;</text:p>
            <text:p text:style-name="P24"><text:soft-page-break/><text:s text:c="7"/>SELECT roleid, 'Roles' FROM pfi_roleusuariaplicacio where usuariaplicacioid = ?</text:p>
            <text:p text:style-name="P24"><text:s text:c="4"/>&lt;/module-option&gt; </text:p>
            <text:p text:style-name="P24"><text:s text:c="2"/>&lt;/login-module&gt; </text:p>
            <text:p text:style-name="P24"/>
            <text:p text:style-name="P24"/>
            <text:p text:style-name="P25"><text:s/>&lt;/authentication&gt;</text:p>
            <text:p text:style-name="P25">&lt;/application-policy&gt;</text:p>
          </table:table-cell>
        </table:table-row>
      </table:table>
      <text:p text:style-name="P72"/>
      <text:p text:style-name="P72"/>
      <text:h text:style-name="Heading_20_2" text:outline-level="2">Copia de binaris</text:h>
      <text:p text:style-name="P112"/>
      <text:p text:style-name="P73"><text:tab/>Els possibles binaris que existeixen es poden generar combinant dues variables amb dos valors possibles:</text:p>
      <text:list xml:id="list29375143" text:continue-numbering="true" text:style-name="L3">
        <text:list-header>
          <text:p text:style-name="P170"/>
        </text:list-header>
      </text:list>
      <text:list xml:id="list5521255087695367251" text:style-name="L12">
        <text:list-item>
          <text:p text:style-name="P199"><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9"><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2"/>
      <text:p text:style-name="P112">Amb qualsevol combinació necessitam l'ear portafib:</text:p>
      <table:table table:name="Tabla9" table:style-name="Tabla9">
        <table:table-column table:style-name="Tabla9.A"/>
        <table:table-row>
          <table:table-cell table:style-name="Tabla9.A1" office:value-type="string">
            <text:p text:style-name="P24">$ sudo cp $HOME<text:span text:style-name="T1">/portafib/ear/target/portafib.ear</text:span> $JBOSS/server/default/deployportafib</text:p>
          </table:table-cell>
        </table:table-row>
      </table:table>
      <text:p text:style-name="P67"/>
      <text:p text:style-name="P138">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9">$ sudo cp $HOME<text:span text:style-name="T1">/portafib/earplugins/target/portafib_plugins.ear</text:span> $JBOSS/server/default/deployportafib</text:p>
          </table:table-cell>
        </table:table-row>
      </table:table>
      <text:p text:style-name="P67"/>
      <text:p text:style-name="P67"/>
      <text:h text:style-name="Heading_20_2" text:outline-level="2">DataSources</text:h>
      <text:p text:style-name="P67"/>
      <text:p text:style-name="P123"><text:tab/>Els datasources defineixen l'origen de les dades. Podem trobar una plantilla a $HOME/portafib/scripts/datasources/portafib-ds.xml per PostgreSQL:</text:p>
      <text:p text:style-name="P123"/>
      <text:p text:style-name="P123"/>
      <text:p text:style-name="P123"><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2"/>
      <table:table table:name="Tabla10" table:style-name="Tabla10">
        <table:table-column table:style-name="Tabla10.A"/>
        <text:soft-page-break/>
        <table:table-row>
          <table:table-cell table:style-name="Tabla10.A1" office:value-type="string">
            <text:p text:style-name="P146">$sudo cp $HOME/portafib/scripts/datasources/portafib-ds.xml $JBOSS/server/default/deployportafib</text:p>
          </table:table-cell>
        </table:table-row>
      </table:table>
      <text:p text:style-name="P67"/>
      <text:p text:style-name="P67">Nota: Dins el datasource $HOME/portafib/scripts/development/seycon-ds.xml podeu trobar un exemple comentat de datasource per Oracle.</text:p>
      <text:p text:style-name="P67"/>
      <text:p text:style-name="P67"/>
      <text:p text:style-name="P67"/>
      <text:h text:style-name="Heading_20_1" text:outline-level="1"><text:bookmark-start text:name="__RefNumPara__2191_394026072"/>Plugins<text:bookmark-end text:name="__RefNumPara__2191_394026072"/></text:h>
      <text:p text:style-name="P67"/>
      <text:p text:style-name="P70"><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7"/>
      <text:p text:style-name="P67"><text:tab/>Actualment només hi ha disponible una implementació que és la d'OpenOffice. Aquí el que es pot modificar és on es troba escoltant el servidor d'OpenOffice.</text:p>
      <text:p text:style-name="P67"/>
      <table:table table:name="Tabla39" table:style-name="Tabla39">
        <table:table-column table:style-name="Tabla39.A"/>
        <table:table-row table:style-name="Tabla39.1">
          <table:table-cell table:style-name="Tabla39.A1" office:value-type="string">
            <text:p text:style-name="P26"><text:span text:style-name="T17">es.caib.</text:span>portafib.documentconverterplugin=</text:p>
            <text:p text:style-name="P27">org.fundaciobit.plugins.documentconverter.openoffice.OpenOfficeDocumentConverterPlugin</text:p>
            <text:p text:style-name="P26"/>
            <text:p text:style-name="P26"><text:span text:style-name="T17">es.caib.portafib.</text:span>plugins.documentconverter.openoffice.host=localhost</text:p>
            <text:p text:style-name="P26"><text:span text:style-name="T17">es.caib.portafib.</text:span>plugins.documentconverter.openoffice.port=8100</text:p>
          </table:table-cell>
        </table:table-row>
      </table:table>
      <text:p text:style-name="P67"/>
      <text:p text:style-name="P70"><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7"/>
      <text:p text:style-name="P67"/>
      <text:h text:style-name="P177" text:outline-level="2">Plugin de Certificat</text:h>
      <text:p text:style-name="P67"/>
      <text:p text:style-name="P67"><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7"/>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7"/>
      <text:p text:style-name="P67"/>
      <text:h text:style-name="P194" text:outline-level="3"><text:soft-page-break/>Plugin Fake</text:h>
      <text:p text:style-name="P67"><text:tab/>Aquest plugin només verifica de forma bàsica el certificat (data inici i final). Si es vol emprar s'ha de definir la següent propietat:</text:p>
      <text:p text:style-name="P67"/>
      <table:table table:name="Tabla43" table:style-name="Tabla43">
        <table:table-column table:style-name="Tabla43.A"/>
        <table:table-row>
          <table:table-cell table:style-name="Tabla43.A1" office:value-type="string">
            <text:p text:style-name="P37">es.caib.portafib.certificateplugin=org.fundaciobit.plugins.certificate.fake.FakeCertificatePlugin</text:p>
          </table:table-cell>
        </table:table-row>
      </table:table>
      <text:p text:style-name="P67"/>
      <text:p text:style-name="P67"/>
      <text:h text:style-name="P194" text:outline-level="3">Plugin @firma CXF</text:h>
      <text:p text:style-name="P67"><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5"/>
      <table:table table:name="Tabla44" table:style-name="Tabla44">
        <table:table-column table:style-name="Tabla44.A"/>
        <table:table-row table:style-name="Tabla44.1">
          <table:table-cell table:style-name="Tabla44.A1" office:value-type="string">
            <text:p text:style-name="P38"><text:span text:style-name="T17">es.caib.portafib.certificateplugin=</text:span>org.fundaciobit.plugins.certificate.afirmacxf.AfirmaCxfCertificatePlugin</text:p>
          </table:table-cell>
        </table:table-row>
      </table:table>
      <text:p text:style-name="P75"/>
      <text:h text:style-name="P194" text:outline-level="3"><text:bookmark-start text:name="__RefNumPara__2197_394026072"/>Plugin @firma<text:bookmark-end text:name="__RefNumPara__2197_394026072"/></text:h>
      <text:p text:style-name="P67"><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5"/>
      <table:table table:name="Tabla54" table:style-name="Tabla54">
        <table:table-column table:style-name="Tabla54.A"/>
        <table:table-row table:style-name="Tabla54.1">
          <table:table-cell table:style-name="Tabla54.A1" office:value-type="string">
            <text:p text:style-name="P39">es.caib.portafib.certificateplugin=org.fundaciobit.plugins.certificate.afirma.AfirmaCertificatePlugin</text:p>
          </table:table-cell>
        </table:table-row>
      </table:table>
      <text:p text:style-name="P75"/>
      <text:p text:style-name="P67"><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2">es.caib.portafib.plugins.certificate.afirma.endpoint</text:p>
          </table:table-cell>
          <table:table-cell table:style-name="Tabla47.B1" office:value-type="string">
            <text:p text:style-name="Table_20_Contents">Adreça dels serveis d'@firma. El valor normalment és:</text:p>
            <text:p text:style-name="P36">http://des-afirma.redsara.es/afirmaws/services/</text:p>
          </table:table-cell>
        </table:table-row>
        <table:table-row table:style-name="Tabla47.1">
          <table:table-cell table:style-name="Tabla47.A2" office:value-type="string">
            <text:p text:style-name="P32">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2">es.caib.portafib.plugins.certificate.afirma.validationmode</text:p>
          </table:table-cell>
          <table:table-cell table:style-name="Tabla47.B2" office:value-type="string">
            <text:p text:style-name="Table_20_Contents">Sencer que indica el mode de validació:</text:p>
            <text:list xml:id="list5100650631436647780" text:style-name="L13">
              <text:list-item>
                <text:p text:style-name="P186">MODE_VALIDACIO_SIMPLE = 0</text:p>
              </text:list-item>
              <text:list-item>
                <text:p text:style-name="P186">MODE_VALIDACIO_AMB_REVOCACIO = 1</text:p>
              </text:list-item>
              <text:list-item>
                <text:p text:style-name="P186">MODE_VALIDACIO_CADENA = 2</text:p>
              </text:list-item>
            </text:list>
          </table:table-cell>
        </table:table-row>
        <table:table-row table:style-name="Tabla47.1">
          <table:table-cell table:style-name="Tabla47.B1" table:number-columns-spanned="2" office:value-type="string">
            <text:p text:style-name="P36">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2">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2">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6">COMUNICACIO VIA CERTIFICAT</text:p>
          </table:table-cell>
          <table:covered-table-cell/>
        </table:table-row>
        <text:soft-page-break/>
        <table:table-row table:style-name="Tabla47.1">
          <table:table-cell table:style-name="Tabla47.A2" office:value-type="string">
            <text:p text:style-name="P32">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2">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2">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2">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2">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7"/>
      <text:h text:style-name="Heading_20_2" text:outline-level="2">Plugin de Informació d'Usuari</text:h>
      <text:p text:style-name="P67"/>
      <text:p text:style-name="P70"><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848340388478495828" text:style-name="L14">
        <text:list-item>
          <text:p text:style-name="P167">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7">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7"/>
      <text:p text:style-name="P67"><text:tab/>La propietat que defineix el Plugin de de UserInformation és:</text:p>
      <table:table table:name="Tabla55" table:style-name="Tabla55">
        <table:table-column table:style-name="Tabla55.A"/>
        <table:table-row>
          <table:table-cell table:style-name="Tabla55.A1" office:value-type="string">
            <text:p text:style-name="P79"><text:span text:style-name="T16">es.caib.</text:span>portafib.userinformationplugin=<text:span text:style-name="T16">[NOM DE LA CLASSE DEL PLUGIN DE USERINFORMATION]</text:span></text:p>
          </table:table-cell>
        </table:table-row>
      </table:table>
      <text:p text:style-name="P67"><text:s/></text:p>
      <text:h text:style-name="P192" text:outline-level="3"><text:bookmark-start text:name="__RefNumPara__1915_364891226"/>Plugin de UserInformation via DataBase<text:bookmark-end text:name="__RefNumPara__1915_364891226"/></text:h>
      <text:p text:style-name="P67">Si volem utilitzar aquest plugin llavors s'ha de definir la següent entrada:</text:p>
      <text:p text:style-name="P67"/>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7"/>
      <text:p text:style-name="P67"/>
      <text:p text:style-name="P67">I a més definir les següents propietats:</text:p>
      <text:p text:style-name="P6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5">Nom</text:p>
          </table:table-cell>
          <table:table-cell table:style-name="Tabla50.A1" office:value-type="string">
            <text:p text:style-name="P35">R/O<text:note text:id="ftn6" text:note-class="footnote"><text:note-citation>6</text:note-citation><text:note-body><text:p text:style-name="Footnote">R = Requerit | <text:s/>O = Opcional</text:p></text:note-body></text:note></text:p>
          </table:table-cell>
          <table:table-cell table:style-name="Tabla50.C1" office:value-type="string">
            <text:p text:style-name="P35">Descripció</text:p>
          </table:table-cell>
        </table:table-row>
        <text:soft-page-break/>
        <table:table-row table:style-name="Tabla50.1">
          <table:table-cell table:style-name="Tabla50.A2" office:value-type="string">
            <text:p text:style-name="P33"><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6">es.caib.portafib.plugins.userinformation.database.jndi=java:/es.caib.seycon.db.wl</text:p>
          </table:table-cell>
        </table:table-row>
        <table:table-row table:style-name="Tabla50.1">
          <table:table-cell table:style-name="Tabla50.A2" office:value-type="string">
            <text:p text:style-name="P33"><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6">es.caib.portafib.plugins.userinformation.database.users_table=SC_WL_USUARI</text:p>
          </table:table-cell>
        </table:table-row>
        <table:table-row table:style-name="Tabla50.1">
          <table:table-cell table:style-name="Tabla50.A2" office:value-type="string">
            <text:p text:style-name="P33"><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3"><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3"><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3"><text:span text:style-name="T17">es.caib.portafib.</text:span>plugins.userinformation.database.surname_column<text:tab/><text:tab/></text:p>
            <text:p text:style-name="P33"><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3"><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3"><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3"><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3"/>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3"><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6">es.caib.portafib.plugins.userinformation.database.roles_table=SC_WL_USUGRU</text:p>
          </table:table-cell>
        </table:table-row>
        <table:table-row table:style-name="Tabla50.1">
          <table:table-cell table:style-name="Tabla50.A2" office:value-type="string">
            <text:p text:style-name="P33"><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3"><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7"/>
      <text:p text:style-name="P67">(*) Aquests camps són opcionals sí des de l'aplicació que empri el plugin no realitzi consultes per <text:soft-page-break/>conèixer els roles de cert usuari.</text:p>
      <text:p text:style-name="P67"/>
      <text:h text:style-name="P192" text:outline-level="3"><text:bookmark-start text:name="__RefNumPara__2250_394026072"/>Plugin de UserInformation via LDAP<text:bookmark-end text:name="__RefNumPara__2250_394026072"/></text:h>
      <text:p text:style-name="P67">Si volem utilitzar aquest plugin llavors s'ha de definir la següent entrada:</text:p>
      <text:p text:style-name="P67"/>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7"/>
      <text:p text:style-name="P67"/>
      <text:p text:style-name="P67">I a més definir les següents propietats:</text:p>
      <text:p text:style-name="P6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5">Nom</text:p>
          </table:table-cell>
          <table:table-cell table:style-name="Tabla52.A1" office:value-type="string">
            <text:p text:style-name="P35">R/O<text:note text:id="ftn7" text:note-class="footnote"><text:note-citation>7</text:note-citation><text:note-body><text:p text:style-name="Footnote">R = Requerit | <text:s/>O = Opcional</text:p></text:note-body></text:note></text:p>
          </table:table-cell>
          <table:table-cell table:style-name="Tabla52.C1" office:value-type="string">
            <text:p text:style-name="P35">Descripció</text:p>
          </table:table-cell>
        </table:table-row>
        <table:table-row table:style-name="Tabla52.1">
          <table:table-cell table:style-name="Tabla52.A2" office:value-type="string">
            <text:p text:style-name="P32">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2">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2">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2">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2">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2">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2">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2">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2">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32">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2">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2">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2">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2">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2">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2">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8">es.caib.portafib.plugins.userinformation.ldap.suffix_role_match_memberof=,CN=Users,DC=ibitnet,DC=lan</text:p>
          </table:table-cell>
        </table:table-row>
      </table:table>
      <text:p text:style-name="P67"/>
      <text:p text:style-name="P67">(*) Aquests camps són opcionals sí des de l'aplicació que empri el plugin no realitzi consultes per conèixer els roles de cert usuari.</text:p>
      <text:p text:style-name="P67"/>
      <text:h text:style-name="Heading_20_2" text:outline-level="2">Plugin de Custòdia Documental</text:h>
      <text:p text:style-name="Text_20_body"/>
      <text:p text:style-name="P130">&lt;&lt; AIXO s'HA DE MOURE A ADMIN DEL MANUAL D?USUARI &gt;&gt;&gt;</text:p>
      <text:p text:style-name="P131"/>
      <text:p text:style-name="P78"><text:tab/>Aquest plugins serveix per fer persistents, independentment de PortaFIB, els documents signats. La propietat que defineix el Plugin de Custòdia Documental és:</text:p>
      <text:p text:style-name="P78"/>
      <table:table table:name="Tabla56" table:style-name="Tabla56">
        <table:table-column table:style-name="Tabla56.A"/>
        <table:table-row>
          <table:table-cell table:style-name="Tabla56.A1" office:value-type="string">
            <text:p text:style-name="P82">es.caib.portafib.documentcustodyplugin=<text:span text:style-name="T16">[NOM DE LA CLASSE DEL PLUGIN DE CUSTODIA]</text:span></text:p>
          </table:table-cell>
        </table:table-row>
      </table:table>
      <text:p text:style-name="P78"><text:s/></text:p>
      <text:p text:style-name="P78"/>
      <text:h text:style-name="P195" text:outline-level="3">Plugin de Custòdia emprant el Sistema de Fitxers</text:h>
      <text:p text:style-name="P78"><text:tab/>Aquesta implementació guarda els fitxers en un directori del sistema de fitxers. <text:span text:style-name="T30">Si es vol emprar s'ha de definir la següent propietat:</text:span></text:p>
      <text:p text:style-name="P76"/>
      <table:table table:name="Tabla58" table:style-name="Tabla58">
        <table:table-column table:style-name="Tabla58.A"/>
        <text:soft-page-break/>
        <table:table-row table:style-name="Tabla58.1">
          <table:table-cell table:style-name="Tabla58.A1" office:value-type="string">
            <text:p text:style-name="P19">es.caib.portafib.documentcustodyplugin=org.fundaciobit.plugins.documentcustody.filesystem.FileSystemDocumentCustodyPlugin</text:p>
          </table:table-cell>
        </table:table-row>
      </table:table>
      <text:p text:style-name="P76"/>
      <text:p text:style-name="P78"><text:tab/>Les propietats necessàries per configurar aquest plugin es descriuen a continuació:</text:p>
      <text:p text:style-name="P78"/>
      <table:table table:name="Tabla57" table:style-name="Tabla57">
        <table:table-column table:style-name="Tabla57.A"/>
        <table:table-column table:style-name="Tabla57.B"/>
        <table:table-row table:style-name="Tabla57.1">
          <table:table-cell table:style-name="Tabla57.A1" office:value-type="string">
            <text:p text:style-name="P34"><text:s text:c="7"/></text:p>
            <text:p text:style-name="P34"><text:s text:c="8"/>es.caib.portafib.plugins.documentcustody.filesystem.prefix</text:p>
            <text:p text:style-name="P34"><text:s text:c="7"/></text:p>
          </table:table-cell>
          <table:table-cell table:style-name="Tabla57.B1" office:value-type="string">
            <text:p text:style-name="P61">Defineix un prefix pels fitxers guardats. Es per si s'utilitza un directori on hi ha altres fitxers i es vol diferenciar fàcilment quins són els fitxers custodiats. Exemple:</text:p>
            <text:p text:style-name="P61">es.caib.portafib.plugins.documentcustody.filesystem.prefix=CUST_</text:p>
          </table:table-cell>
        </table:table-row>
        <table:table-row table:style-name="Tabla57.1">
          <table:table-cell table:style-name="Tabla57.A2" office:value-type="string">
            <text:p text:style-name="P94">es.caib.portafib.plugins.documentcustody.filesystem.basedir</text:p>
          </table:table-cell>
          <table:table-cell table:style-name="Tabla57.B2" office:value-type="string">
            <text:p text:style-name="P104">Defineix el directori dels sistema de fitxers on es guardaràn els fitxers. Exemple:</text:p>
            <text:p text:style-name="P104">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4">es.caib.portafib.plugins.documentcustody.filesystem.baseurl</text:p>
          </table:table-cell>
          <table:table-cell table:style-name="Tabla57.B2" office:value-type="string">
            <text:p text:style-name="P61">Si s'ha enllaçat el directori definit anteriorment amb un servidor web, llavors indicarem la URL per descarregar/validar cer document. Els valors reemplaçables en el misstatge són els següents:</text:p>
            <text:list xml:id="list2624807971082061840" text:style-name="L15">
              <text:list-item>
                <text:p text:style-name="P187">{0} = custodiaID</text:p>
              </text:list-item>
              <text:list-item>
                <text:p text:style-name="P187">{1} = URLEncoded(custodiaID)</text:p>
              </text:list-item>
              <text:list-item>
                <text:p text:style-name="P187">{2} = Hash</text:p>
              </text:list-item>
            </text:list>
            <text:p text:style-name="P61">Exemples:</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custodyID</text:span></text:a><text:span text:style-name="T37">={0}</text:span></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text:span></text:a><text:span text:style-name="T37">hash={2}</text:span></text:p>
          </table:table-cell>
        </table:table-row>
        <table:table-row table:style-name="Tabla57.1">
          <table:table-cell table:style-name="Tabla57.A2" office:value-type="string">
            <text:p text:style-name="P34">es.caib.portafib.plugins.documentcustody.filesystem.hash.algorithm</text:p>
            <text:p text:style-name="P34"/>
          </table:table-cell>
          <table:table-cell table:style-name="Tabla57.B2" office:value-type="string">
            <text:p text:style-name="P40">(opcional) Algorisme emprat per la generació del Hash emprat en “baseurl”. Valors posibles són MD2, MD5, SHA,SHA-256,SHA-384 i SHA-512</text:p>
          </table:table-cell>
        </table:table-row>
        <table:table-row table:style-name="Tabla57.1">
          <table:table-cell table:style-name="Tabla57.A2" office:value-type="string">
            <text:p text:style-name="P34">es.caib.portafib.plugins.documentcustody.filesystem.hash.password</text:p>
          </table:table-cell>
          <table:table-cell table:style-name="Tabla57.B2" office:value-type="string">
            <text:p text:style-name="P61">(opcional) En angles s'anomena “s<text:span text:style-name="T29">alt</text:span>”. És l'afegit a la cadena custodyID a partir de la qual es genera el hash. Aquest valor evita l'obtenció de valors a partir del hash.</text:p>
          </table:table-cell>
        </table:table-row>
      </table:table>
      <text:p text:style-name="P78"><text:tab/></text:p>
      <text:h text:style-name="P197" text:outline-level="4">Com instal·lar un servidor de validació pel plugin de custòdia emprant el <text:s/>sistema de fitxers</text:h>
      <text:p text:style-name="P78"/>
      <text:list xml:id="list7476416201122769272" text:style-name="L16">
        <text:list-item>
          <text:p text:style-name="P171">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21">$mkdir <text:s/><text:span text:style-name="T17">$JBOSS/server/default/deployportafib/custodia.war</text:span></text:p>
          </table:table-cell>
        </table:table-row>
      </table:table>
      <text:list xml:id="list29379149" text:continue-numbering="true" text:style-name="L16">
        <text:list-item>
          <text:p text:style-name="P171">Copiar dins el directori anterior el fitxer index.jsp que trobarem dins el zip de l'empaquetat o en el codi font en la següent ruta: plugins\plugins-documentcustody\filesystem\index.jsp</text:p>
        </text:list-item>
        <text:list-item>
          <text:p text:style-name="P171">Reiniciar JBoss.</text:p>
        </text:list-item>
      </text:list>
      <text:p text:style-name="P78"/>
      <text:p text:style-name="P78"><text:soft-page-break/></text:p>
      <text:h text:style-name="P193" text:outline-level="3">Plugin de Custòdia emprant Alfresco</text:h>
      <text:p text:style-name="P114">&lt;&lt; IMPLEMENTAT – FALTA DOCUMENTAR - http://sourceforge.net/projects/pluginsib/&gt;&gt;</text:p>
      <text:h text:style-name="P193" text:outline-level="3">Plugin de Custòdia emprant Custodia de la CAIB</text:h>
      <text:p text:style-name="P78"/>
      <text:p text:style-name="P78">Aquesta implementació guarda els fitxers en el sistema de Custòdia de la CAIB. <text:span text:style-name="T30">Si es vol emprar s'ha de definir la següent propietat:</text:span></text:p>
      <text:p text:style-name="P76"/>
      <table:table table:name="Tabla61" table:style-name="Tabla61">
        <table:table-column table:style-name="Tabla61.A"/>
        <table:table-row table:style-name="Tabla61.1">
          <table:table-cell table:style-name="Tabla61.A1" office:value-type="string">
            <text:p text:style-name="P19">es.caib.portafib.documentcustodyplugin=org.fundaciobit.plugins.documentcustody.custodiacaibaxis.CustodiaCaibAxisPlugin</text:p>
          </table:table-cell>
        </table:table-row>
      </table:table>
      <text:p text:style-name="P76"/>
      <text:p text:style-name="P78"><text:tab/>Les propietats necessàries per configurar aquest plugin es descriuen a continuació:</text:p>
      <text:p text:style-name="P78"/>
      <table:table table:name="Tabla62" table:style-name="Tabla62">
        <table:table-column table:style-name="Tabla62.A"/>
        <table:table-column table:style-name="Tabla62.B"/>
        <table:table-row table:style-name="Tabla62.1">
          <table:table-cell table:style-name="Tabla62.A1" office:value-type="string">
            <text:p text:style-name="P34"><text:s/>es.caib.portafib.plugins.documentcustody.custodiacaib.urlvalidation</text:p>
            <text:p text:style-name="P34"><text:s text:c="7"/></text:p>
          </table:table-cell>
          <table:table-cell table:style-name="Tabla62.B1" office:value-type="string">
            <text:p text:style-name="P104"><text:s/>Indica la plantilla de la URL de validació. Els valors reemplaçables en el l'adreça són els següents:</text:p>
            <text:list xml:id="list29374613" text:continue-list="list2624807971082061840" text:style-name="L15">
              <text:list-item>
                <text:p text:style-name="P187">{0} = HASH</text:p>
              </text:list-item>
              <text:list-item>
                <text:p text:style-name="P187">{1} = CodiExtern</text:p>
              </text:list-item>
              <text:list-item>
                <text:p text:style-name="P187">{2} = CodiEspecial</text:p>
              </text:list-item>
            </text:list>
            <text:p text:style-name="P61">Exemple:</text:p>
            <text:p text:style-name="P34">es.caib.portafib.plugins.documentcustody.custodiacaib.urlvalidation=http://192.168.31.143:8080/signatura/sigpub/viewdoc?hash={0}</text:p>
          </table:table-cell>
        </table:table-row>
        <table:table-row table:style-name="Tabla62.1">
          <table:table-cell table:style-name="Tabla62.A2" office:value-type="string">
            <text:p text:style-name="P34">es.caib.portafib.plugins.documentcustody.custodiacaib.server</text:p>
          </table:table-cell>
          <table:table-cell table:style-name="Tabla62.B2" office:value-type="string">
            <text:p text:style-name="P104">Indica la ubicació dels Servidor de custòdia</text:p>
            <text:p text:style-name="P61">Exemple:</text:p>
            <text:p text:style-name="P34">es.caib.portafib.plugins.documentcustody.custodiacaib.server=http://192.168.31.143:8080/signatura/services/CustodiaDocumentos</text:p>
            <text:p text:style-name="P61"/>
          </table:table-cell>
        </table:table-row>
        <table:table-row table:style-name="Tabla62.1">
          <table:table-cell table:style-name="Tabla62.A2" office:value-type="string">
            <text:p text:style-name="P34">es.caib.portafib.plugins.documentcustody.custodiacaib.username</text:p>
          </table:table-cell>
          <table:table-cell table:style-name="Tabla62.B2" office:value-type="string">
            <text:p text:style-name="P61">Indica l'usuari amb el que autenticar-se al servidor de custòdia.</text:p>
            <text:p text:style-name="P61">Exemple:</text:p>
            <text:p text:style-name="P34">es.caib.portafib.plugins.documentcustody.custodiacaib.username=valcust</text:p>
          </table:table-cell>
        </table:table-row>
        <table:table-row table:style-name="Tabla62.1">
          <table:table-cell table:style-name="Tabla62.A2" office:value-type="string">
            <text:p text:style-name="P34">es.caib.portafib.plugins.documentcustody.custodiacaib.password</text:p>
          </table:table-cell>
          <table:table-cell table:style-name="Tabla62.B2" office:value-type="string">
            <text:p text:style-name="P61">Indica la contrasenya assicada a l'usuari amb el que autenticar-se al servidor de custòdia.</text:p>
            <text:p text:style-name="P61">Exemple:</text:p>
            <text:p text:style-name="P34">es.caib.portafib.plugins.documentcustody.custodiacaib.password=valcust</text:p>
          </table:table-cell>
        </table:table-row>
        <text:soft-page-break/>
        <table:table-row table:style-name="Tabla62.1">
          <table:table-cell table:style-name="Tabla62.A2" office:value-type="string">
            <text:p text:style-name="P34">es.caib.portafib.plugins.documentcustody.custodiacaib.defaultdocumenttype=PDF</text:p>
          </table:table-cell>
          <table:table-cell table:style-name="Tabla62.B2" office:value-type="string">
            <text:p text:style-name="P61">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61">Exemple:</text:p>
            <text:p text:style-name="P34">es.caib.portafib.plugins.documentcustody.custodiacaib.defaultdocumenttype=PDF</text:p>
          </table:table-cell>
        </table:table-row>
        <table:table-row table:style-name="Tabla62.1">
          <table:table-cell table:style-name="Tabla62.A2" office:value-type="string">
            <text:p text:style-name="P34">es.caib.portafib.plugins.documentcustody.custodiacaib.defaultreserveprefix</text:p>
          </table:table-cell>
          <table:table-cell table:style-name="Tabla62.B2" office:value-type="string">
            <text:p text:style-name="P61">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61">Exemple:</text:p>
            <text:p text:style-name="P34">es.caib.portafib.plugins.documentcustody.custodiacaib.defaultreserveprefix=PORTAFIB</text:p>
          </table:table-cell>
        </table:table-row>
      </table:table>
      <text:p text:style-name="P78"/>
      <text:p text:style-name="P78"/>
      <text:p text:style-name="P78">Exemple</text:p>
      <text:p text:style-name="P78"/>
      <table:table table:name="Taula43" table:style-name="Taula43">
        <table:table-column table:style-name="Taula43.A"/>
        <table:table-row>
          <table:table-cell table:style-name="Taula43.A1" office:value-type="string">
            <text:p text:style-name="P61"><text:s text:c="6"/>&lt;!-- ======== PLUGIN DE CUSTODIA - CUSTODIA CAIB ============== --&gt;</text:p>
            <text:p text:style-name="P61"><text:s text:c="6"/># es.caib.portafib.documentcustodyplugin=org.fundaciobit.plugins.documentcustody.custodiacaibaxis.CustodiaCaibAxisPlugin</text:p>
            <text:p text:style-name="P61"><text:s text:c="6"/># {0}=HASH | {1}=CodiExtern | {2}=Codi Especial</text:p>
            <text:p text:style-name="P61"><text:s text:c="6"/>es.caib.portafib.plugins.documentcustody.custodiacaib.urlvalidation=http://192.168.31.143:8080/signatura/sigpub/viewdoc?hash={0}</text:p>
            <text:p text:style-name="P61"><text:s text:c="6"/>es.caib.portafib.plugins.documentcustody.custodiacaib.server=http://192.168.31.143:8080/signatura/services/CustodiaDocumentos</text:p>
            <text:p text:style-name="P61"><text:s text:c="6"/>es.caib.portafib.plugins.documentcustody.custodiacaib.username=valcust</text:p>
            <text:p text:style-name="P61"><text:s text:c="6"/>es.caib.portafib.plugins.documentcustody.custodiacaib.password=valcust</text:p>
            <text:p text:style-name="P61"><text:s text:c="6"/>es.caib.portafib.plugins.documentcustody.custodiacaib.defaultdocumenttype=PDF</text:p>
            <text:p text:style-name="P61"><text:s text:c="6"/>es.caib.portafib.plugins.documentcustody.custodiacaib.defaultreserveprefix=PORTAFIB</text:p>
          </table:table-cell>
        </table:table-row>
      </table:table>
      <text:p text:style-name="P78"/>
      <text:p text:style-name="P78"/>
      <text:p text:style-name="P78"/>
      <text:p text:style-name="P78"/>
      <text:p text:style-name="P78"/>
      <text:p text:style-name="P78"/>
      <text:h text:style-name="Heading_20_1" text:outline-level="1"><text:bookmark-start text:name="__RefNumPara__1245_1584979607"/>Gestió de BBDD<text:bookmark-end text:name="__RefNumPara__1245_1584979607"/></text:h>
      <text:p text:style-name="P67"/>
      <text:h text:style-name="Heading_20_2" text:outline-level="2"><text:bookmark-start text:name="__RefHeading__2265_778041785"/><text:bookmark-start text:name="__RefNumPara__1134_1584979607"/><text:soft-page-break/>Crear usuari i BBDD per PortaFIB<text:bookmark-end text:name="__RefHeading__2265_778041785"/><text:bookmark-end text:name="__RefNumPara__1134_1584979607"/></text:h>
      <text:list xml:id="list29364072" text:continue-list="list29375143" text:style-name="L3">
        <text:list-header>
          <text:p text:style-name="P168"/>
        </text:list-header>
      </text:list>
      <text:h text:style-name="Heading_20_3" text:outline-level="3"><text:span text:style-name="Source_20_Text"><text:span text:style-name="T26">Connectar-se a la BBDD</text:span></text:span></text:h>
      <text:p text:style-name="P87"><text:span text:style-name="Source_20_Text"><text:span text:style-name="T22"/></text:span></text:p>
      <table:table table:name="Tabla25" table:style-name="Tabla25">
        <table:table-column table:style-name="Tabla25.A"/>
        <table:table-row>
          <table:table-cell table:style-name="Tabla25.A1" office:value-type="string">
            <text:p text:style-name="P110"><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9"/>
      <text:h text:style-name="Heading_20_3" text:outline-level="3">Crearem l'usuari portafib:</text:h>
      <text:p text:style-name="P68"/>
      <table:table table:name="Tabla24" table:style-name="Tabla24">
        <table:table-column table:style-name="Tabla24.A"/>
        <table:table-row>
          <table:table-cell table:style-name="Tabla24.A1" office:value-type="string">
            <text:p text:style-name="P132">CREATE USER "portafib" WITH <text:s/>ENCRYPTED PASSWORD 'portafib' NOCREATEUSER;</text:p>
            <text:p text:style-name="P132"/>
          </table:table-cell>
        </table:table-row>
      </table:table>
      <text:p text:style-name="P68"/>
      <text:h text:style-name="Heading_20_3" text:outline-level="3">Crear la BBDD</text:h>
      <text:p text:style-name="P68"/>
      <table:table table:name="Tabla13" table:style-name="Tabla13">
        <table:table-column table:style-name="Tabla13.A"/>
        <table:table-row>
          <table:table-cell table:style-name="Tabla13.A1" office:value-type="string">
            <text:p text:style-name="P133">CREATE DATABASE "portafib" WITH OWNER=portafib;</text:p>
          </table:table-cell>
        </table:table-row>
      </table:table>
      <text:p text:style-name="P68"/>
      <text:p text:style-name="P68">i sortirem</text:p>
      <text:p text:style-name="P68"/>
      <table:table table:name="Tabla26" table:style-name="Tabla26">
        <table:table-column table:style-name="Tabla26.A"/>
        <table:table-row>
          <table:table-cell table:style-name="Tabla26.A1" office:value-type="string">
            <text:p text:style-name="P134">\q</text:p>
          </table:table-cell>
        </table:table-row>
      </table:table>
      <text:p text:style-name="P68"/>
      <text:p text:style-name="P68"/>
      <text:h text:style-name="Heading_20_2" text:outline-level="2">Crear esquema de taules i inserir dades</text:h>
      <text:p text:style-name="P132"/>
      <text:h text:style-name="Heading_20_3" text:outline-level="3">Connectar-se al servidor de BBDD amb l'usuari portafib:</text:h>
      <text:p text:style-name="P68"/>
      <table:table table:name="Tabla33" table:style-name="Tabla33">
        <table:table-column table:style-name="Tabla33.A"/>
        <table:table-row>
          <table:table-cell table:style-name="Tabla33.A1" office:value-type="string">
            <text:list xml:id="list29391461" text:continue-numbering="true" text:style-name="L3">
              <text:list-item>
                <text:list>
                  <text:list-header>
                    <text:p text:style-name="P168"><text:span text:style-name="Source_20_Text"><text:span text:style-name="T9">$ psql -h localhost -p 5432 -U portafib -W</text:span></text:span><text:span text:style-name="T9"> -d portafib</text:span></text:p>
                  </text:list-header>
                </text:list>
              </text:list-item>
            </text:list>
          </table:table-cell>
        </table:table-row>
      </table:table>
      <text:list xml:id="list29371852" text:continue-numbering="true" text:style-name="L3">
        <text:list-item>
          <text:list>
            <text:list-header>
              <text:p text:style-name="P168"/>
            </text:list-header>
          </text:list>
        </text:list-item>
      </text:list>
      <text:p text:style-name="P68">i si està en un altra servidor llavors executar</text:p>
      <text:p text:style-name="P68"/>
      <table:table table:name="Tabla28" table:style-name="Tabla28">
        <table:table-column table:style-name="Tabla28.A"/>
        <table:table-row>
          <table:table-cell table:style-name="Tabla28.A1" office:value-type="string">
            <text:list xml:id="list29372015" text:continue-numbering="true" text:style-name="L3">
              <text:list-item>
                <text:list>
                  <text:list-header>
                    <text:p text:style-name="P168"><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29373487" text:continue-numbering="true" text:style-name="L3">
        <text:list-item>
          <text:list>
            <text:list-header>
              <text:p text:style-name="P168"/>
              <text:list>
                <text:list-header>
                  <text:p text:style-name="P189"/>
                </text:list-header>
              </text:list>
            </text:list-header>
          </text:list>
        </text:list-item>
      </text:list>
      <text:h text:style-name="Heading_20_3" text:outline-level="3">Donam permisos al usuari:</text:h>
      <text:p text:style-name="P68"/>
      <table:table table:name="Tabla29" table:style-name="Tabla29">
        <table:table-column table:style-name="Tabla29.A"/>
        <text:soft-page-break/>
        <table:table-row>
          <table:table-cell table:style-name="Tabla29.A1" office:value-type="string">
            <text:p text:style-name="P148">GRANT ALL PRIVILEGES ON DATABASE "portafib" TO portafib;</text:p>
            <text:p text:style-name="P148">GRANT ALL PRIVILEGES ON SCHEMA PUBLIC TO portafib;</text:p>
          </table:table-cell>
        </table:table-row>
      </table:table>
      <text:p text:style-name="P68"/>
      <text:h text:style-name="Heading_20_3" text:outline-level="3">Importam l'estructura de taules i dades dins la BBDD</text:h>
      <text:p text:style-name="P68"/>
      <text:p text:style-name="P68"/>
      <text:p text:style-name="P68"/>
      <table:table table:name="Tabla31" table:style-name="Tabla31">
        <table:table-column table:style-name="Tabla31.A"/>
        <table:table-row table:style-name="Tabla31.1">
          <table:table-cell table:style-name="Tabla31.A1" office:value-type="string">
            <text:p text:style-name="P135"><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5"><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8"/>
      <text:p text:style-name="P80"/>
      <table:table table:name="Taula1" table:style-name="Taula1">
        <table:table-column table:style-name="Taula1.A"/>
        <table:table-column table:style-name="Taula1.B"/>
        <table:table-row>
          <table:table-cell table:style-name="Taula1.A1" office:value-type="string">
            <text:p text:style-name="P151"><text:s/><draw:frame draw:style-name="fr4" draw:name="gráficos7" text:anchor-type="as-char" svg:width="1.339cm" svg:height="1.339cm" draw:z-index="79"><draw:image xlink:href="Pictures/10000201000000330000003367444CDA.png" xlink:type="simple" xlink:show="embed" xlink:actuate="onLoad"/></draw:frame></text:p>
          </table:table-cell>
          <table:table-cell table:style-name="Taula1.B1" office:value-type="string">
            <text:p text:style-name="P125">En l'entorn de la CAIB (Govern Balear) <text:s/>els scripts a carregar són els següents:</text:p>
            <table:table table:name="Taula2" table:style-name="Taula2">
              <table:table-column table:style-name="Taula2.A"/>
              <table:table-row>
                <table:table-cell table:style-name="Taula2.A1" office:value-type="string">
                  <text:p text:style-name="P136"><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7"><text:span text:style-name="T10">\i $HOME/portafib/scripts/bbdd/</text:span><text:span text:style-name="T11">[x.y]</text:span><text:span text:style-name="T10">/</text:span><text:span text:style-name="T11">[sgbd]</text:span><text:span text:style-name="T10">/portafib_create_data.sql</text:span></text:p>
                  <text:p text:style-name="P137"><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6"><text:s text:c="2"/>portafib_create_data_caib.sql: incorpora els tipus de documents del Portafirmas de la CAIB</text:p></text:note-body></text:note></text:span></text:p>
                  <text:p text:style-name="P137"><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5"/>
            <text:p text:style-name="P125">Important: Abans d'executar el fitxer portafib_carrecs_caib.sql aquest s'ha d'editar per configurar la IP del servidor de PortaFIB.</text:p>
          </table:table-cell>
        </table:table-row>
      </table:table>
      <text:p text:style-name="P80"/>
      <text:p text:style-name="P68"/>
      <text:p text:style-name="P71"><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80"/>
      <text:p text:style-name="P80"/>
      <text:p text:style-name="P80"/>
      <text:h text:style-name="Heading_20_3" text:outline-level="3">Sortir</text:h>
      <text:list xml:id="list29377384" text:continue-numbering="true" text:style-name="L3">
        <text:list-header>
          <text:p text:style-name="P168"/>
        </text:list-header>
      </text:list>
      <table:table table:name="Tabla32" table:style-name="Tabla32">
        <table:table-column table:style-name="Tabla32.A"/>
        <table:table-row>
          <table:table-cell table:style-name="Tabla32.A1" office:value-type="string">
            <text:p text:style-name="P147">\q</text:p>
          </table:table-cell>
        </table:table-row>
      </table:table>
      <text:list xml:id="list29380094" text:continue-numbering="true" text:style-name="L3">
        <text:list-item>
          <text:list>
            <text:list-header>
              <text:p text:style-name="P168"/>
            </text:list-header>
          </text:list>
        </text:list-item>
      </text:list>
      <text:p text:style-name="P67"/>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soft-page-break/><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5595085367515581130" text:style-name="L17">
        <text:list-item>
          <text:list>
            <text:list-item>
              <text:list>
                <text:list-item>
                  <text:p text:style-name="P201">Nom de bbdd: seycon</text:p>
                </text:list-item>
                <text:list-item>
                  <text:p text:style-name="P201">Usuari: <text:s/>seycon</text:p>
                </text:list-item>
                <text:list-item>
                  <text:p text:style-name="P201">Contrasenya: seycon</text:p>
                </text:list-item>
                <text:list-item>
                  <text:p text:style-name="P201">Script de creació de bbdd: $HOME/portafib/scripts/development/seycon.sql</text:p>
                </text:list-item>
                <text:list-item>
                  <text:p text:style-name="P201">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Compilar PortaFIB des de subversion de sourceforge<text:bookmark-end text:name="__RefNumPara__1225_1457230152"/></text:h>
      <text:p text:style-name="P91"/>
      <text:p text:style-name="P91"><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7"/>
      <text:h text:style-name="Heading_20_3" text:outline-level="3">SVN CheckOut</text:h>
      <text:list xml:id="list6053209360744307060" text:style-name="L18">
        <text:list-header>
          <text:p text:style-name="P169">Estant en el home de l'usuari fer check out d'una branca o un tag executant la següent comanda:</text:p>
        </text:list-header>
      </text:list>
      <text:p text:style-name="P67">BRANCA</text:p>
      <table:table table:name="Tabla23" table:style-name="Tabla23">
        <table:table-column table:style-name="Tabla23.A"/>
        <table:table-row>
          <table:table-cell table:style-name="Tabla23.A1" office:value-type="string">
            <text:p text:style-name="P86">$svn co https://svn.code.sf.net/p/portafib/code-0/portafib-core/branches/portafib-x.y</text:p>
          </table:table-cell>
        </table:table-row>
      </table:table>
      <text:p text:style-name="P67"/>
      <text:p text:style-name="P67">TAG</text:p>
      <table:table table:name="Taula7" table:style-name="Taula7">
        <table:table-column table:style-name="Taula7.A"/>
        <table:table-row>
          <table:table-cell table:style-name="Taula7.A1" office:value-type="string">
            <text:p text:style-name="P85">$svn co https://svn.code.sf.net/p/portafib/code-0/portafib-core/tags/portafib-x.y.z/</text:p>
          </table:table-cell>
        </table:table-row>
      </table:table>
      <text:p text:style-name="P67"/>
      <text:p text:style-name="P67">NOTA: S'han de substituir els valors x.y o x.y.z per les versions numèriques corresponents.</text:p>
      <text:p text:style-name="P67"/>
      <text:h text:style-name="Heading_20_3" text:outline-level="3">Llibreries sense repositori a Internet</text:h>
      <text:list xml:id="list29390957" text:continue-numbering="true" text:style-name="L18">
        <text:list-header>
          <text:p text:style-name="P169">Anar a $HOME/portafib/lib i executar les següents comandes:</text:p>
        </text:list-header>
      </text:list>
      <text:p text:style-name="P67"/>
      <table:table table:name="Tabla35" table:style-name="Tabla35">
        <table:table-column table:style-name="Tabla35.A"/>
        <text:soft-page-break/>
        <table:table-row table:style-name="Tabla35.1">
          <table:table-cell table:style-name="Tabla35.A1" office:value-type="string">
            <text:p text:style-name="P84"><text:s text:c="3"/>$ install_afirma_miniapplet_jar.sh</text:p>
            <text:p text:style-name="P84"><text:s text:c="3"/>$ install_plugin_signatureweb_miniappletui_jar.sh</text:p>
            <text:p text:style-name="P84"><text:s text:c="3"/>$ install_axis_jaxrpc_jar.sh</text:p>
          </table:table-cell>
        </table:table-row>
      </table:table>
      <text:p text:style-name="P67"/>
      <text:p text:style-name="P70"><text:tab/>Aquestes comandes serveixen per ficar dins del repositori MAVEN llibreries que no es poden descarregar de cap repositori d'Internet. Nota: trobareu també els fitxers .bat si feis feina amb Windows.</text:p>
      <text:p text:style-name="P67"/>
      <text:h text:style-name="Heading_20_3" text:outline-level="3">Firma del jar l'Applet o Applet firmat per defecte</text:h>
      <text:p text:style-name="P67"/>
      <text:p text:style-name="P67"><text:tab/>Applet del PortaFIB requereix que estigui firmat. A partir de la versió de java 1.7.0_45 requereix que aquesta firma estigui dins el repositori de d'entitats en que java confia. En cas contrari no executa l'applet.</text:p>
      <text:p text:style-name="P67"><text:tab/>La forma més senzilla es emprar l'applet ja firmat ubicat dins el directori $HOME/portafib/lib, que s'explica en el punt </text:p>
      <text:p text:style-name="P67"/>
      <text:p text:style-name="P67"/>
      <text:h text:style-name="Heading_20_4" text:outline-level="4">Utilitzar Applet ja Firmat</text:h>
      <text:p text:style-name="P67"/>
      <text:list xml:id="list29393346" text:continue-numbering="true" text:style-name="L18">
        <text:list-header>
          <text:p text:style-name="P169">Anar a $HOME/portafib/lib i executar la següent comanda:</text:p>
        </text:list-header>
      </text:list>
      <text:p text:style-name="P67"/>
      <table:table table:name="Tabla15" table:style-name="Tabla15">
        <table:table-column table:style-name="Tabla15.A"/>
        <table:table-row>
          <table:table-cell table:style-name="Tabla15.A1" office:value-type="string">
            <text:p text:style-name="P84"><text:s text:c="3"/>$ install_portafib_applet_signed_jar.sh</text:p>
          </table:table-cell>
        </table:table-row>
      </table:table>
      <text:p text:style-name="P67"/>
      <text:p text:style-name="P70"><text:tab/>Aquesta comanda serveix per ficar dins del repositori MAVEN l'applet signat per a que sigui utilitzat en la resta del codi del PortaFIB. Nota: trobareu també el fitxer .bat si feis feina amb windows.</text:p>
      <text:p text:style-name="P67"/>
      <text:p text:style-name="P67"/>
      <text:h text:style-name="Heading_20_4" text:outline-level="4">Compilar i Firmar l'Applet </text:h>
      <text:p text:style-name="P67"/>
      <text:p text:style-name="P67"><text:tab/>En cas que volguem desenvolupar l'applet llavors requerin de dues passes: primera, definir el certificar amb el que es firmarà l'applet i segona indicar a maven que volem compilar l'applet (utilitzar el paràmetre -Papplet).</text:p>
      <text:p text:style-name="P67"/>
      <text:p text:style-name="P67"><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7"/>
      <text:p text:style-name="P67"><text:tab/>Teniu un exemple de keystore amb un certificat de firma dins el directori $HOME/portafib/scripts/certificats/afirma.keystore executar la següent comanda:</text:p>
      <text:p text:style-name="P67"/>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7"/>
      <text:p text:style-name="P67"><text:soft-page-break/><text:tab/>El certificat contingut en aquest keystore és de proves, per lo que si alguna entitat vol utilitzar un certificat reconegut per firmat l'applet llavors no hi ha cap problema, només ha de seguir les instruccions abans descrites.</text:p>
      <text:p text:style-name="P67"/>
      <text:h text:style-name="Heading_20_3" text:outline-level="3"><text:bookmark-start text:name="__RefHeading__3773_1399293354"/>Compilació<text:bookmark-end text:name="__RefHeading__3773_1399293354"/></text:h>
      <text:p text:style-name="P70"><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7157368368223332297" text:style-name="L19">
        <text:list-item>
          <text:list>
            <text:list-item>
              <text:p text:style-name="P165">-Pdesenvolupament: s'utilitza en desenvolupament i el que fa es carregar els plugins dins el propi ear de PortaFIB</text:p>
            </text:list-item>
            <text:list-item>
              <text:p text:style-name="P165">-Pproduccio: s'utilitza en producció i separa el codi de PortaFIB en un ear i els plugins en un altra ear.</text:p>
            </text:list-item>
          </text:list>
        </text:list-item>
      </text:list>
      <text:p text:style-name="P67"/>
      <text:p text:style-name="P67"/>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8">Tipus</text:p>
          </table:table-cell>
          <table:table-cell table:style-name="Tabla16.A1" office:value-type="string">
            <text:p text:style-name="P28">Paràmetres Maven</text:p>
          </table:table-cell>
          <table:table-cell table:style-name="Tabla16.C1" office:value-type="string">
            <text:p text:style-name="P28">Output</text:p>
          </table:table-cell>
        </table:table-row>
        <table:table-row table:style-name="Tabla16.1">
          <table:table-cell table:style-name="Tabla16.A2" office:value-type="string">
            <text:p text:style-name="P31">Desenvolupament</text:p>
          </table:table-cell>
          <table:table-cell table:style-name="Tabla16.A2" office:value-type="string">
            <text:p text:style-name="P31">-Pdesenvolupament</text:p>
          </table:table-cell>
          <table:table-cell table:style-name="Tabla16.C2" office:value-type="string">
            <text:p text:style-name="P31">/ear/target/portafib.ear</text:p>
          </table:table-cell>
        </table:table-row>
        <table:table-row table:style-name="Tabla16.1">
          <table:table-cell table:style-name="Tabla16.A2" office:value-type="string">
            <text:p text:style-name="P31">Producció</text:p>
          </table:table-cell>
          <table:table-cell table:style-name="Tabla16.A2" office:value-type="string">
            <text:p text:style-name="P31">-Pproduccio</text:p>
          </table:table-cell>
          <table:table-cell table:style-name="Tabla16.C2" office:value-type="string">
            <text:p text:style-name="P31">/ear/target/portafib.ear</text:p>
            <text:p text:style-name="P31">/earplugins/target/portafib_plugins.ear</text:p>
          </table:table-cell>
        </table:table-row>
      </table:table>
      <text:p text:style-name="P67"/>
      <text:p text:style-name="P67"/>
      <text:p text:style-name="P70"><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7"/>
      <text:p text:style-name="P67"/>
      <table:table table:name="Tabla21" table:style-name="Tabla21">
        <table:table-column table:style-name="Tabla21.A"/>
        <table:table-column table:style-name="Tabla21.B"/>
        <text:soft-page-break/>
        <table:table-row table:style-name="Tabla21.1">
          <table:table-cell table:style-name="Tabla21.A1" office:value-type="string">
            <text:p text:style-name="P74">Paràmetre</text:p>
          </table:table-cell>
          <table:table-cell table:style-name="Tabla21.B1" office:value-type="string">
            <text:p text:style-name="P74">Descripció</text:p>
          </table:table-cell>
        </table:table-row>
        <table:table-row table:style-name="Tabla21.1">
          <table:table-cell table:style-name="Tabla21.A2" office:value-type="string">
            <text:p text:style-name="P67">clean</text:p>
          </table:table-cell>
          <table:table-cell table:style-name="Tabla21.B2" office:value-type="string">
            <text:p text:style-name="P67">Neteja el projecte abans de recompilar</text:p>
          </table:table-cell>
        </table:table-row>
        <table:table-row table:style-name="Tabla21.1">
          <table:table-cell table:style-name="Tabla21.A2" office:value-type="string">
            <text:p text:style-name="P67">-Psqlgen</text:p>
          </table:table-cell>
          <table:table-cell table:style-name="Tabla21.B2" office:value-type="string">
            <text:p text:style-name="P67">Genera scripts SQL dins /scripts/sqlgenerator. Més informació a /scripts/sqlgenerator/readme.txt</text:p>
          </table:table-cell>
        </table:table-row>
        <table:table-row table:style-name="Tabla21.1">
          <table:table-cell table:style-name="Tabla21.A2" office:value-type="string">
            <text:p text:style-name="P67">-Papplet</text:p>
          </table:table-cell>
          <table:table-cell table:style-name="Tabla21.B2" office:value-type="string">
            <text:p text:style-name="P67">Compila l'applet i el firma amb el afirma.keystore. Sinó s'ha d'executar install_portafib_applet_signed_jar.sh/bat</text:p>
          </table:table-cell>
        </table:table-row>
        <table:table-row table:style-name="Tabla21.1">
          <table:table-cell table:style-name="Tabla21.A2" office:value-type="string">
            <text:p text:style-name="P67">-Pclientcert</text:p>
          </table:table-cell>
          <table:table-cell table:style-name="Tabla21.B2" office:value-type="string">
            <text:p text:style-name="P67">Si volem un segon context web amb autenticació CLIENT-CERT (context a /portafib/s)</text:p>
          </table:table-cell>
        </table:table-row>
        <table:table-row table:style-name="Tabla21.1">
          <table:table-cell table:style-name="Tabla21.A2" office:value-type="string">
            <text:p text:style-name="P67">-Pws-portafirmas <text:s text:c="5"/></text:p>
          </table:table-cell>
          <table:table-cell table:style-name="Tabla21.B2" office:value-type="string">
            <text:p text:style-name="P67">WS compatible amb l'API del PortaFirmas antic de la CAIB (Context a /portafirmasws)</text:p>
          </table:table-cell>
        </table:table-row>
        <table:table-row table:style-name="Tabla21.1">
          <table:table-cell table:style-name="Tabla21.A2" office:value-type="string">
            <text:p text:style-name="P67">-Pws-portafirmas-callback-server </text:p>
          </table:table-cell>
          <table:table-cell table:style-name="Tabla21.B2" office:value-type="string">
            <text:p text:style-name="P67">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7">-Pws-portafib <text:s text:c="4"/></text:p>
          </table:table-cell>
          <table:table-cell table:style-name="Tabla21.B2" office:value-type="string">
            <text:p text:style-name="P67">WS per atacar a PortaFIB (Context /portafibws) (Exemple de cridada a ws\portafib_client)</text:p>
          </table:table-cell>
        </table:table-row>
        <table:table-row table:style-name="Tabla21.1">
          <table:table-cell table:style-name="Tabla21.A2" office:value-type="string">
            <text:p text:style-name="P67">-Pws-portafib-callback-server</text:p>
          </table:table-cell>
          <table:table-cell table:style-name="Tabla21.B2" office:value-type="string">
            <text:p text:style-name="P67">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7"/>
      <text:p text:style-name="P67"/>
      <text:p text:style-name="P70"><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81"><text:s text:c="7"/>$ mvn -Pdesenvolupament -Pclientcert -Papplet clean install</text:p>
          </table:table-cell>
        </table:table-row>
      </table:table>
      <text:p text:style-name="P67"/>
      <text:p text:style-name="P67">O emprant els scripts</text:p>
      <text:p text:style-name="P67"/>
      <table:table table:name="Tabla27" table:style-name="Tabla27">
        <table:table-column table:style-name="Tabla27.A"/>
        <table:table-row>
          <table:table-cell table:style-name="Tabla27.A1" office:value-type="string">
            <text:p text:style-name="P81"><text:s text:c="7"/>$ deploydev.sh -Pclientcert -Papplet</text:p>
          </table:table-cell>
        </table:table-row>
      </table:table>
      <text:p text:style-name="P67"/>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8"><text:tab/>A continuació veurem com configurar JBoss per emprar connexions https i connexions https/ClientCert, és a dir emprant http segur i autenticació emprant Certificats.</text:p>
      <text:p text:style-name="P128"><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soft-page-break/><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8"><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8">$ keytool -genkey -alias buit -storetype jks <text:s/>-keystore jboss.truststore</text:p>
            <text:p text:style-name="P118">$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8">$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8"><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ext:soft-page-break/>
        <table:table-row table:style-name="Taula17.1">
          <table:table-cell table:style-name="Taula17.A1" office:value-type="string">
            <text:p text:style-name="P120">$ keytool.exe -import -keystore jboss.truststore <text:s/>-storepass fundaciobit -file .\root\DNI-AC003-RAIZ.crt.cer -alias AcRaizDNIe</text:p>
            <text:p text:style-name="P120"/>
            <text:p text:style-name="P120">$ keytool.exe -import -keystore jboss.truststore <text:s/>-storepass fundaciobit -file .\root\FNMT_CLASSE_2_CA.cer -alias AcRaizFNMT</text:p>
            <text:p text:style-name="P120"/>
            <text:p text:style-name="P120">$ keytool.exe -import -keystore jboss.truststore <text:s/>-storepass fundaciobit -file .\root\CAMERFIRMA-ROOT-CHAMBERS.crt -alias AcRaizCamerfirma</text:p>
          </table:table-cell>
        </table:table-row>
      </table:table>
      <text:p text:style-name="Text_20_body"/>
      <text:p text:style-name="P128"><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8"><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8"><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6">$ keytool -genkey -alias jboss -keyalg RSA -keystore ./jboss.keystore</text:p>
            <text:p text:style-name="P26">Enter keystore password:<text:span text:style-name="T20">fundaciobit</text:span></text:p>
            <text:p text:style-name="P26">Re-enter new password:<text:span text:style-name="T20">fundaciobit</text:span></text:p>
            <text:p text:style-name="P26">What is your first and last name?</text:p>
            <text:p text:style-name="P26"><text:s/><text:span text:style-name="T37"><text:s/>[Unknown]: <text:s/></text:span><text:span text:style-name="T21">Oficina Tecnica Administracio Electronica HA DE SER localhost?????</text:span></text:p>
            <text:p text:style-name="P26">What is the name of your organizational unit?</text:p>
            <text:p text:style-name="P26"><text:s text:c="2"/>[Unknown]: <text:s/><text:span text:style-name="T20">Administracio Electronica</text:span></text:p>
            <text:p text:style-name="P26">What is the name of your organization?</text:p>
            <text:p text:style-name="P26"><text:s text:c="2"/>[Unknown]: <text:s/><text:span text:style-name="T20">FundacioBit</text:span></text:p>
            <text:p text:style-name="P26">What is the name of your City or Locality?</text:p>
            <text:p text:style-name="P26"><text:s text:c="2"/>[Unknown]: <text:s/><text:span text:style-name="T20">Palma</text:span></text:p>
            <text:p text:style-name="P26">What is the name of your State or Province?</text:p>
            <text:p text:style-name="P26"><text:soft-page-break/><text:s text:c="2"/>[Unknown]: <text:s/><text:span text:style-name="T20">Illes Balears</text:span></text:p>
            <text:p text:style-name="P26">What is the two-letter country code for this unit?</text:p>
            <text:p text:style-name="P26"><text:s text:c="2"/>[Unknown]: <text:s/><text:span text:style-name="T20">ES</text:span></text:p>
            <text:p text:style-name="P26">Is CN=Oficina tecnica administracio electronica, OU=Administracio Electronica, O=FundacioBit, L=Palma, ST=Illes Balears, C=ES correct?</text:p>
            <text:p text:style-name="P26"><text:s text:c="2"/>[no]: <text:s/><text:span text:style-name="T20">yes</text:span></text:p>
            <text:p text:style-name="P26">Enter key password for &lt;jboss&gt;</text:p>
            <text:p text:style-name="P26"><text:s text:c="8"/>(RETURN if same as keystore password): <text:span text:style-name="T36"></text:span></text:p>
            <text:p text:style-name="P26"/>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4">$ keytool -genkey -alias buit -storetype jks <text:s/>-keystore jboss.keystore</text:p>
            <text:p text:style-name="P154">$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4">$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715280540492374056" text:style-name="L20">
        <text:list-item>
          <text:p text:style-name="P202">Llistarem els certificats del magatzem .p12</text:p>
        </text:list-item>
      </text:list>
      <table:table table:name="Taula26" table:style-name="Taula26">
        <table:table-column table:style-name="Taula26.A"/>
        <table:table-row>
          <table:table-cell table:style-name="Taula26.A1" office:value-type="string">
            <text:p text:style-name="P154">keytool -list -keystore [MAGATZEM_AUTORITAT_CONFIANÇA].p12 -storetype PKCS12</text:p>
          </table:table-cell>
        </table:table-row>
      </table:table>
      <text:list xml:id="list29382233" text:continue-numbering="true" text:style-name="L20">
        <text:list-item>
          <text:p text:style-name="P203">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4">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9370269" text:continue-numbering="true" text:style-name="L20">
        <text:list-item>
          <text:p text:style-name="P174">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ext:soft-page-break/>
        <table:table-row>
          <table:table-cell table:style-name="Taula25.A1" office:value-type="string">
            <text:p text:style-name="P120">keytool -keypasswd -alias serveridentity -keypass [PASSWORD_P12] -new fundaciobit -keystore jboss.keystore -storepass fundaciobit</text:p>
          </table:table-cell>
        </table:table-row>
      </table:table>
      <text:p text:style-name="P96"/>
      <text:p text:style-name="P96"><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8"><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20"><text:s text:c="2"/>&lt;Connector protocol="HTTP/1.1" SSLEnabled="true" allowUnsafeLegacyRenegotiation="true" <text:s/></text:p>
            <text:p text:style-name="P120"><text:s text:c="5"/>port="8443" address="${jboss.bind.address}" <text:s/></text:p>
            <text:p text:style-name="P120"><text:s text:c="5"/>scheme="https" secure="true" clientAuth="false" </text:p>
            <text:p text:style-name="P120"><text:s text:c="5"/>keystoreFile="${jboss.server.home.dir}/conf/jboss.keystore" <text:s/></text:p>
            <text:p text:style-name="P120"><text:s text:c="5"/>keystorePass="fundaciobit" sslProtocol = "TLS" <text:s text:c="2"/></text:p>
            <text:p text:style-name="P120"><text:s text:c="5"/>truststoreFile="${jboss.server.home.dir}/conf/jboss.truststore" truststorePass="fundaciobit"</text:p>
            <text:p text:style-name="P120"><text:s text:c="5"/>ciphers="TLS_RSA_WITH_AES_128_CBC_SHA, TLS_RSA_WITH_AES_256_CBC_SHA, TLS_RSA_WITH_3DES_EDE_CBC_SHA, SSL_RSA_WITH_3DES_EDE_CBC_SHA, SSL_RSA_WITH_RC4_128_SHA, SSL_RSA_WITH_RC4_128_MD5, SSL_RSA_WITH_DES_CBC_SHA"</text:p>
            <text:p text:style-name="P120"><text:s text:c="5"/>/&gt; </text:p>
          </table:table-cell>
        </table:table-row>
      </table:table>
      <text:p text:style-name="Text_20_body"><text:s text:c="7"/></text:p>
      <text:h text:style-name="Heading_20_4" text:outline-level="4">Afegir autenticador sobre Certificats</text:h>
      <text:p text:style-name="Text_20_body"/>
      <text:p text:style-name="P128"><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4">&lt;!-- <text:s/>HTTPS CLIENT-CERT --&gt;</text:p>
            <text:p text:style-name="P154">&lt;login-module code="es.caib.portafib.back.security.BaseCertLoginModule" flag="sufficient"&gt;</text:p>
            <text:p text:style-name="P154">&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2"/>
      <table:table table:name="Taula32" table:style-name="Taula32">
        <table:table-column table:style-name="Taula32.A"/>
        <table:table-row>
          <table:table-cell table:style-name="Taula32.A1" office:value-type="string">
            <text:p text:style-name="P20">$ ./deploydev.sh clean <text:span text:style-name="T2">-Pclientcert</text:span></text:p>
          </table:table-cell>
        </table:table-row>
      </table:table>
      <text:p text:style-name="P112"/>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8"><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8"><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30"><draw:frame draw:style-name="fr6" draw:name="gràfics8" text:anchor-type="paragraph" svg:width="8.306cm" svg:height="6.802cm" draw:z-index="108"><draw:image xlink:href="Pictures/10000000000002A200000228E13383A4.png" xlink:type="simple" xlink:show="embed" xlink:actuate="onLoad"/></draw:frame>Missatge d'Alerta en Firefox</text:p>
          </table:table-cell>
          <table:table-cell table:style-name="Taula21.A1" office:value-type="string">
            <text:p text:style-name="P30"><draw:frame draw:style-name="fr7" draw:name="gràfics9" text:anchor-type="paragraph" svg:width="8.306cm" svg:height="9.384cm" draw:z-index="109"><draw:image xlink:href="Pictures/100000000000028F000002E45A10039D.png" xlink:type="simple" xlink:show="embed" xlink:actuate="onLoad"/></draw:frame>Missatge d'Alerta en Chrome</text:p>
          </table:table-cell>
        </table:table-row>
      </table:table>
      <text:p text:style-name="Text_20_body"><text:soft-page-break/></text:p>
      <text:p text:style-name="P128">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5">keytool -export -keystore jboss.keystore -storepass fundaciobit -alias jboss -file certificatdeservidor.cer</text:p>
          </table:table-cell>
        </table:table-row>
      </table:table>
      <text:p text:style-name="P128"/>
      <text:p text:style-name="P128"><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8"/>
      <text:p text:style-name="P128">Després ja ens apareixerà una finestra amb un llistat de certificats que podem emprar per aquella connexió:</text:p>
      <text:p text:style-name="P128"/>
      <table:table table:name="Taula22" table:style-name="Taula22">
        <table:table-column table:style-name="Taula22.A"/>
        <table:table-column table:style-name="Taula22.B"/>
        <table:table-row>
          <table:table-cell table:style-name="Taula22.A1" office:value-type="string">
            <text:p text:style-name="P48"><draw:frame draw:style-name="fr5" draw:name="gràfics11" text:anchor-type="as-char" svg:width="8.304cm" svg:height="6.62cm" draw:z-index="65"><draw:image xlink:href="Pictures/1000000000000237000001C4E6B9BC5D.png" xlink:type="simple" xlink:show="embed" xlink:actuate="onLoad"/></draw:frame></text:p>
            <text:p text:style-name="P30">Diàleg de selecció de certificat en Firefox</text:p>
          </table:table-cell>
          <table:table-cell table:style-name="Taula22.B1" office:value-type="string">
            <text:p text:style-name="P48"><draw:frame draw:style-name="fr5" draw:name="gràfics10" text:anchor-type="as-char" svg:width="8.308cm" svg:height="5.158cm" draw:z-index="66"><draw:image xlink:href="Pictures/10000000000001D3000001226464C06A.png" xlink:type="simple" xlink:show="embed" xlink:actuate="onLoad"/></draw:frame></text:p>
            <text:p text:style-name="P30">Diàleg de selecció de certificat en Chrome</text:p>
          </table:table-cell>
        </table:table-row>
      </table:table>
      <text:p text:style-name="P128"/>
      <text:h text:style-name="Heading_20_2" text:outline-level="2"><text:bookmark-start text:name="__RefHeading__3872_1399293354"/>Creac<text:span text:style-name="T1">ió d'un certificat de proves de Client</text:span><text:bookmark-end text:name="__RefHeading__3872_1399293354"/></text:h>
      <text:p text:style-name="P111"/>
      <text:p text:style-name="P111"><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0" text:outline-level="3">Introducció</text:h>
      <text:p text:style-name="P98"/>
      <text:p text:style-name="P98"><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8"/>
      <text:p text:style-name="P97"><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8"/>
      <text:h text:style-name="P190" text:outline-level="3">Crear Autoritat de Certificació</text:h>
      <text:p text:style-name="P98"/>
      <text:p text:style-name="P98"><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8"/>
      <text:h text:style-name="Heading_20_3" text:outline-level="3">Afegir certificat arrel de l'Autoritat de Confiança dins jboss.truststore</text:h>
      <text:p text:style-name="P98"/>
      <text:p text:style-name="P98"><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8"/>
      <table:table table:name="Taula29" table:style-name="Taula29">
        <table:table-column table:style-name="Taula29.A"/>
        <table:table-row>
          <table:table-cell table:style-name="Taula29.A1" office:value-type="string">
            <text:p text:style-name="P121">$ keytool.exe -import -keystore jboss.truststore -storepass fundaciobit -file .\fundaciobit_ca.crt -alias AcRaizFundacioBitCA</text:p>
          </table:table-cell>
        </table:table-row>
      </table:table>
      <text:p text:style-name="P98"/>
      <text:p text:style-name="P98"><text:tab/>Per finalitzar <text:s/>copiarem el fitxer jboss.truststore a JBOSS\server\default\conf.</text:p>
      <text:p text:style-name="P98"/>
      <text:h text:style-name="Heading_20_3" text:outline-level="3">Crear un certificat d'usuari de l'autoritat certificadora de proves</text:h>
      <text:p text:style-name="P98"/>
      <text:p text:style-name="P98"><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8"><text:tab/>La primera contrasenya que ens demana és de la clau privada del certifict arrel, o sigui “fundaciobit” i la segona és la del magatzem de claus p12.</text:p>
      <text:p text:style-name="P98"><text:tab/>Al final del procés obtindrem dos fitxers que ens interessen: certificatusuari.crt i certificatusuari.p12, que són el certificat public i el certificat privat dins un magatzem p12.</text:p>
      <text:p text:style-name="P98"><text:soft-page-break/></text:p>
      <text:p text:style-name="P98"><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100">Intenet Explorer i Chrome</text:p>
            <text:p text:style-name="P99">Només hem de copiar el fitxer <text:s/>certificatusuari.p12 a la màquina de l'usuari i fer doble clic. Apareixerà un diàleg com el de més abaix i pitjarem sobre el boto “Endavant &gt;”. Col·locarem el certificat en la carpeta “Personal”.</text:p>
            <text:p text:style-name="P101"><draw:frame draw:style-name="fr3" draw:name="gràfics7" text:anchor-type="paragraph" svg:width="8.306cm" svg:height="5.387cm" draw:z-index="110"><draw:image xlink:href="Pictures/100000000000020600000150742DC633.png" xlink:type="simple" xlink:show="embed" xlink:actuate="onLoad"/></draw:frame> </text:p>
          </table:table-cell>
          <table:table-cell table:style-name="Taula31.B1" office:value-type="string">
            <text:p text:style-name="P51">Firefox</text:p>
            <text:p text:style-name="P52"/>
            <text:p text:style-name="P52">Anirem al menú Opcions / Avançat / Visualitza Certificats i pitjarem el boto “Importa ...”. Seleccionarem el fitxer certificatusuari.p12.</text:p>
            <text:p text:style-name="P49"/>
            <text:p text:style-name="P49"><draw:frame draw:style-name="fr5" draw:name="gràfics13" text:anchor-type="as-char" svg:width="8.306cm" svg:height="5.092cm" draw:z-index="57"><draw:image xlink:href="Pictures/10000000000002C7000001B4CE7067BE.png" xlink:type="simple" xlink:show="embed" xlink:actuate="onLoad"/></draw:frame></text:p>
            <text:p text:style-name="P47"><text:s/></text:p>
          </table:table-cell>
        </table:table-row>
      </table:table>
      <text:p text:style-name="P98"/>
      <text:p text:style-name="P98">Després d'haver fet això si accedim al servidor amb https, ens apareixerà dins la llista de certificats disponibles el certificat que acabam de donat d'alta als magatzems:</text:p>
      <text:p text:style-name="P98"/>
      <table:table table:name="Taula30" table:style-name="Taula30">
        <table:table-column table:style-name="Taula30.A"/>
        <table:table-column table:style-name="Taula30.B"/>
        <table:table-row>
          <table:table-cell table:style-name="Taula30.A1" office:value-type="string">
            <text:p text:style-name="P53">Chrome</text:p>
            <text:p text:style-name="P50"><draw:frame draw:style-name="fr8" draw:name="gràfics14" text:anchor-type="as-char" svg:y="-5.308cm" svg:width="8.308cm" svg:height="5.175cm" draw:z-index="58"><draw:image xlink:href="Pictures/10000000000001D300000123F8A6C6F7.png" xlink:type="simple" xlink:show="embed" xlink:actuate="onLoad"/></draw:frame></text:p>
            <text:p text:style-name="P50"/>
          </table:table-cell>
          <table:table-cell table:style-name="Taula30.B1" office:value-type="string">
            <text:p text:style-name="P53">Firefox</text:p>
            <text:p text:style-name="P50"><draw:frame draw:style-name="fr5" draw:name="gràfics15" text:anchor-type="as-char" svg:width="8.308cm" svg:height="6.62cm" draw:z-index="59"><draw:image xlink:href="Pictures/100000000000023B000001C762A23953.png" xlink:type="simple" xlink:show="embed" xlink:actuate="onLoad"/></draw:frame></text:p>
            <text:p text:style-name="P46"><text:s/></text:p>
          </table:table-cell>
        </table:table-row>
      </table:table>
      <text:p text:style-name="P98"/>
      <text:p text:style-name="P98"/>
      <text:p text:style-name="P77"/>
      <text:p text:style-name="P139"/>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3">#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50"/>
      <table:table table:name="Tabla41" table:style-name="Tabla41">
        <table:table-column table:style-name="Tabla41.A"/>
        <table:table-row>
          <table:table-cell table:style-name="Tabla41.A1" office:value-type="string">
            <text:p text:style-name="P20">$ sudo chmod 777 /etc/init.d/openoffice </text:p>
            <text:p text:style-name="P20">$ chkconfig -add openoffice</text:p>
          </table:table-cell>
        </table:table-row>
      </table:table>
      <text:p text:style-name="P150"/>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6">#!/bin/bash</text:p>
            <text:p text:style-name="P156">### BEGIN INIT INFO</text:p>
            <text:p text:style-name="P15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6">set -e</text:p>
            <text:p text:style-name="P15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9"/>
      <text:p text:style-name="P139"/>
      <text:p text:style-name="P139"/>
      <text:h text:style-name="P178" text:outline-level="2"><text:bookmark-start text:name="__RefNumPara__2916_1116009198"/>Tamany de PDF suportat<text:bookmark-end text:name="__RefNumPara__2916_1116009198"/></text:h>
      <text:p text:style-name="P139"><text:tab/>A continuació es mostren els resultats de Peticions de Firma amb diferents tamanys de PDF així com diferents configuracions de de memòria reservada a JBoss.</text:p>
      <text:h text:style-name="P190" text:outline-level="3">Pujada de PDF des de entorn WEB</text:h>
      <text:p text:style-name="P140"><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8">Tamany Fitxer PDF</text:p>
          </table:table-cell>
          <table:table-cell table:style-name="Taula13.A1" office:value-type="string">
            <text:p text:style-name="P28">Resultat</text:p>
          </table:table-cell>
        </table:table-row>
        <table:table-row table:style-name="Taula13.1">
          <table:table-cell table:style-name="Taula13.A2" office:value-type="string">
            <text:p text:style-name="P31">19MB</text:p>
          </table:table-cell>
          <table:table-cell table:style-name="Taula13.A2" office:value-type="string">
            <text:p text:style-name="P31">OK</text:p>
          </table:table-cell>
        </table:table-row>
        <table:table-row table:style-name="Taula13.1">
          <table:table-cell table:style-name="Taula13.A2" office:value-type="string">
            <text:p text:style-name="P31">30MB</text:p>
          </table:table-cell>
          <table:table-cell table:style-name="Taula13.A2" office:value-type="string">
            <text:p text:style-name="P31">OK</text:p>
          </table:table-cell>
        </table:table-row>
        <table:table-row table:style-name="Taula13.1">
          <table:table-cell table:style-name="Taula13.A2" office:value-type="string">
            <text:p text:style-name="P31">40MB</text:p>
          </table:table-cell>
          <table:table-cell table:style-name="Taula13.A2" office:value-type="string">
            <text:p text:style-name="P31">OK</text:p>
          </table:table-cell>
        </table:table-row>
        <table:table-row table:style-name="Taula13.1">
          <table:table-cell table:style-name="Taula13.A2" office:value-type="string">
            <text:p text:style-name="P31">45MB</text:p>
          </table:table-cell>
          <table:table-cell table:style-name="Taula13.A2" office:value-type="string">
            <text:p text:style-name="P31">OK</text:p>
          </table:table-cell>
        </table:table-row>
        <table:table-row table:style-name="Taula13.1">
          <table:table-cell table:style-name="Taula13.A2" office:value-type="string">
            <text:p text:style-name="P31">51MB</text:p>
          </table:table-cell>
          <table:table-cell table:style-name="Taula13.A2" office:value-type="string">
            <text:p text:style-name="P31">OK</text:p>
          </table:table-cell>
        </table:table-row>
        <table:table-row table:style-name="Taula13.1">
          <table:table-cell table:style-name="Taula13.A2" office:value-type="string">
            <text:p text:style-name="P31">54MB</text:p>
          </table:table-cell>
          <table:table-cell table:style-name="Taula13.A2" office:value-type="string">
            <text:p text:style-name="P31">OK</text:p>
          </table:table-cell>
        </table:table-row>
        <table:table-row table:style-name="Taula13.1">
          <table:table-cell table:style-name="Taula13.A2" office:value-type="string">
            <text:p text:style-name="P31">60MB</text:p>
          </table:table-cell>
          <table:table-cell table:style-name="Taula13.A2" office:value-type="string">
            <text:p text:style-name="P31">OK</text:p>
          </table:table-cell>
        </table:table-row>
        <table:table-row table:style-name="Taula13.1">
          <table:table-cell table:style-name="Taula13.A2" office:value-type="string">
            <text:p text:style-name="P31">65MB</text:p>
          </table:table-cell>
          <table:table-cell table:style-name="Taula13.A2" office:value-type="string">
            <text:p text:style-name="P31">OK</text:p>
          </table:table-cell>
        </table:table-row>
        <table:table-row table:style-name="Taula13.1">
          <table:table-cell table:style-name="Taula13.A2" office:value-type="string">
            <text:p text:style-name="P31">70MB</text:p>
          </table:table-cell>
          <table:table-cell table:style-name="Taula13.A2" office:value-type="string">
            <text:p text:style-name="P31">OK</text:p>
          </table:table-cell>
        </table:table-row>
      </table:table>
      <text:p text:style-name="Standard"/>
      <text:h text:style-name="P190"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1"/>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8">Tamany Fitxer PDF</text:p>
          </table:table-cell>
          <table:table-cell table:style-name="Taula14.B1" table:number-columns-spanned="4" office:value-type="string">
            <text:p text:style-name="P28">Memòria de Servidor requerida</text:p>
          </table:table-cell>
          <table:covered-table-cell/>
          <table:covered-table-cell/>
          <table:covered-table-cell/>
        </table:table-row>
        <table:table-row table:style-name="Taula14.1">
          <table:table-cell table:style-name="Taula14.A2" office:value-type="string">
            <text:p text:style-name="P31">19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30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40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45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1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4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6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65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7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2048m</text:p>
          </table:table-cell>
        </table:table-row>
      </table:table>
      <text:p text:style-name="Standard"/>
      <text:h text:style-name="P190" text:outline-level="3"><text:soft-page-break/>Firma de Fitxers des de l'applet.</text:h>
      <text:p text:style-name="P111"/>
      <text:p text:style-name="P111">En aquest cas s'han provat en dos clients: </text:p>
      <text:list xml:id="list8639477657063453115" text:style-name="L21">
        <text:list-item>
          <text:p text:style-name="P200">Un windows XP, processador Intel Core2 Duo amb 2GB de RAM</text:p>
        </text:list-item>
        <text:list-item>
          <text:p text:style-name="P200">Un Windows 7, processador Intel Core i5 a 3.30GHz i 12GB de RAM</text:p>
        </text:list-item>
      </text:list>
      <text:p text:style-name="P111"/>
      <text:p text:style-name="P111">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8">Tamany Fitxer PDF</text:p>
          </table:table-cell>
          <table:table-cell table:style-name="Taula15.A1" office:value-type="string">
            <text:p text:style-name="P28">Resultat</text:p>
          </table:table-cell>
        </table:table-row>
        <table:table-row table:style-name="Taula15.1">
          <table:table-cell table:style-name="Taula15.A2" office:value-type="string">
            <text:p text:style-name="P31">19MB</text:p>
          </table:table-cell>
          <table:table-cell table:style-name="Taula15.A2" office:value-type="string">
            <text:p text:style-name="P44">OK</text:p>
          </table:table-cell>
        </table:table-row>
        <table:table-row table:style-name="Taula15.1">
          <table:table-cell table:style-name="Taula15.A2" office:value-type="string">
            <text:p text:style-name="P31">30MB</text:p>
          </table:table-cell>
          <table:table-cell table:style-name="Taula15.A2" office:value-type="string">
            <text:p text:style-name="P44">OK</text:p>
          </table:table-cell>
        </table:table-row>
        <table:table-row table:style-name="Taula15.1">
          <table:table-cell table:style-name="Taula15.A2" office:value-type="string">
            <text:p text:style-name="P31">40MB</text:p>
          </table:table-cell>
          <table:table-cell table:style-name="Taula15.A2" office:value-type="string">
            <text:p text:style-name="P44">OK</text:p>
          </table:table-cell>
        </table:table-row>
        <table:table-row table:style-name="Taula15.1">
          <table:table-cell table:style-name="Taula15.A2" office:value-type="string">
            <text:p text:style-name="P31">45MB</text:p>
          </table:table-cell>
          <table:table-cell table:style-name="Taula15.A2" office:value-type="string">
            <text:p text:style-name="P44">OK</text:p>
          </table:table-cell>
        </table:table-row>
        <table:table-row table:style-name="Taula15.1">
          <table:table-cell table:style-name="Taula15.A2" office:value-type="string">
            <text:p text:style-name="P31">51MB</text:p>
          </table:table-cell>
          <table:table-cell table:style-name="Taula15.A2" office:value-type="string">
            <text:p text:style-name="P44">OK</text:p>
          </table:table-cell>
        </table:table-row>
        <table:table-row table:style-name="Taula15.1">
          <table:table-cell table:style-name="Taula15.A2" office:value-type="string">
            <text:p text:style-name="P31">54MB</text:p>
          </table:table-cell>
          <table:table-cell table:style-name="Taula15.A2" office:value-type="string">
            <text:p text:style-name="P44">OK</text:p>
          </table:table-cell>
        </table:table-row>
        <table:table-row table:style-name="Taula15.1">
          <table:table-cell table:style-name="Taula15.A2" office:value-type="string">
            <text:p text:style-name="P31">60MB</text:p>
          </table:table-cell>
          <table:table-cell table:style-name="Taula15.A2" office:value-type="string">
            <text:p text:style-name="P44">OK</text:p>
          </table:table-cell>
        </table:table-row>
        <table:table-row table:style-name="Taula15.1">
          <table:table-cell table:style-name="Taula15.A2" office:value-type="string">
            <text:p text:style-name="P31">65MB</text:p>
          </table:table-cell>
          <table:table-cell table:style-name="Taula15.A2" office:value-type="string">
            <text:p text:style-name="P44">OK</text:p>
          </table:table-cell>
        </table:table-row>
        <table:table-row table:style-name="Taula15.1">
          <table:table-cell table:style-name="Taula15.A2" office:value-type="string">
            <text:p text:style-name="P31">70MB</text:p>
          </table:table-cell>
          <table:table-cell table:style-name="Taula15.A2" office:value-type="string">
            <text:p text:style-name="P43">Error Java Heap Space</text:p>
          </table:table-cell>
        </table:table-row>
      </table:table>
      <text:p text:style-name="Standard"/>
      <text:p text:style-name="Standard"/>
      <text:p text:style-name="Standard"/>
      <text:h text:style-name="P179" text:outline-level="2"><text:bookmark-start text:name="__RefNumPara__3437_1851204452"/>Gestió de Rols a traves de triggers Oracle<text:bookmark-end text:name="__RefNumPara__3437_1851204452"/></text:h>
      <text:p text:style-name="P139"/>
      <text:p text:style-name="P139"><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591807607777582827" text:style-name="L22">
        <text:list-item>
          <text:list>
            <text:list-item>
              <text:list>
                <text:list-item>
                  <text:p text:style-name="P205">Hi ha un canvi (alta, modificació o eliminació) en un rol (seycon també utilitza rols per gestionar càrrecs)</text:p>
                </text:list-item>
                <text:list-item>
                  <text:p text:style-name="P206">Un “Agent Seycon” específicament implementat per escoltar canvis en rols que representen càrrecs i canvis del rol PFI_USER, actualitza taules creades especificament per aquest fi en la BBDD Oracle de PortaFIB</text:p>
                </text:list-item>
                <text:list-item>
                  <text:p text:style-name="P206">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7"/>
                </text:list-item>
              </text:list>
            </text:list-item>
          </text:list>
        </text:list-item>
      </text:list>
      <text:p text:style-name="P140"><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40"><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9"><text:tab/>Encara que aquest sistema estigui pensat per l'Entorn de la CAIB, pot ser emprat per altres entitats sense cap problema. També es podria emprar des d'una base de dades PostgreSQL si s'implementessin els triggers coresponents.</text:p>
      <text:p text:style-name="P139"/>
      <text:p text:style-name="P139"/>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9">$ openssl genrsa -des3 -passout pass:x -out apache.pass.key 2048</text:p>
            <text:p text:style-name="P119">$ openssl rsa -passin pass:x -in apache.pass.key -out apache.key</text:p>
            <text:p text:style-name="P119">$ rm apache.pass.key</text:p>
            <text:p text:style-name="P119">$ openssl req -new -key apache.key -out apache.csr</text:p>
            <text:p text:style-name="P122">You are about to be asked to enter information that will be incorporated</text:p>
            <text:p text:style-name="P122">into your certificate request.</text:p>
            <text:p text:style-name="P122">What you are about to enter is what is called a Distinguished Name or a DN.</text:p>
            <text:p text:style-name="P122">There are quite a few fields but you can leave some blank</text:p>
            <text:p text:style-name="P122">For some fields there will be a default value,</text:p>
            <text:p text:style-name="P122">If you enter '.', the field will be left blank.</text:p>
            <text:p text:style-name="P122">-----</text:p>
            <text:p text:style-name="P122">Country Name (2 letter code) [AU]:<text:span text:style-name="T20">ES</text:span></text:p>
            <text:p text:style-name="P122">State or Province Name (full name) [Some-State]:<text:span text:style-name="T20">IB</text:span></text:p>
            <text:p text:style-name="P122">Locality Name (eg, city) []:<text:span text:style-name="T20">Palma</text:span></text:p>
            <text:p text:style-name="P122"><text:soft-page-break/>Organization Name (eg, company) [Internet Widgits Pty Ltd]:<text:span text:style-name="T20">FundacioBit</text:span></text:p>
            <text:p text:style-name="P122">Organizational Unit Name (eg, section) []:<text:span text:style-name="T20">OTAE</text:span></text:p>
            <text:p text:style-name="P122">Common Name (eg, YOUR name) []:<text:span text:style-name="T20">&lt;&lt;IP_HOSTNAME_O_DOMINI&gt;&gt;</text:span></text:p>
            <text:p text:style-name="P122">Email Address []: <text:span text:style-name="T20">&lt;&lt;ADMIN_EMAIL&gt;&gt;</text:span></text:p>
            <text:p text:style-name="P122">Please enter the following 'extra' attributes</text:p>
            <text:p text:style-name="P122">to be sent with your certificate request</text:p>
            <text:p text:style-name="P122">A challenge password []:</text:p>
            <text:p text:style-name="P122">An optional company name []:</text:p>
            <text:p text:style-name="P120"/>
            <text:p text:style-name="P119">$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6">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6">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54">&lt;IfModule mod_ssl.c&gt;</text:p>
            <text:p text:style-name="P154"><text:s text:c="2"/>&lt;VirtualHost *:443&gt;</text:p>
            <text:p text:style-name="P154"/>
            <text:p text:style-name="P154"><text:s text:c="3"/>ServerAdmin &lt;&lt;ADMIN_EMAIL&gt;&gt;</text:p>
            <text:p text:style-name="P154"/>
            <text:p text:style-name="P154"><text:s text:c="3"/>CustomLog /var/log/apache2/portafibs_access.log combined</text:p>
            <text:p text:style-name="P154"><text:s text:c="3"/>ErrorLog /var/log/apache2/portafibs_error_log</text:p>
            <text:p text:style-name="P154"/>
            <text:p text:style-name="P154"><text:s text:c="2"/>ServerName <text:span text:style-name="T20">&lt;&lt;IP_HOST&gt;&gt;</text:span>:443</text:p>
            <text:p text:style-name="P154"><text:s text:c="2"/>SSLEngine on</text:p>
            <text:p text:style-name="P154"/>
            <text:p text:style-name="P154"><text:s text:c="2"/>SSLProtocol all -SSLv2</text:p>
            <text:p text:style-name="P154"><text:s text:c="2"/>SSLCipherSuite ALL:!ADH:!EXPORT:!SSLv2:RC4+RSA:+HIGH:+MEDIUM:+LOW</text:p>
            <text:p text:style-name="P154"/>
            <text:p text:style-name="P154"><text:s text:c="2"/>SSLCertificateFile <text:s text:c="3"/><text:span text:style-name="T20">&lt;&lt;PATH_TO_CERT&gt;&gt;</text:span>/apache.crt</text:p>
            <text:p text:style-name="P154"><text:s text:c="2"/>SSLCertificateKeyFile <text:s/><text:span text:style-name="T20">&lt;&lt;PATH_TO_CERT&gt;&gt;</text:span>/apache.key</text:p>
            <text:p text:style-name="P154"/>
            <text:p text:style-name="P154"><text:s text:c="2"/># <text:s/>CLIENT CERT REQUIRED</text:p>
            <text:p text:style-name="P154"><text:s text:c="2"/>&lt;Location /portafib/s &gt;</text:p>
            <text:p text:style-name="P154"><text:s text:c="4"/>SSLVerifyClient optional_no_ca</text:p>
            <text:p text:style-name="P154"><text:s text:c="4"/>SSLOptions +ExportCertData</text:p>
            <text:p text:style-name="P154"><text:s text:c="4"/>SSLVerifyDepth 1</text:p>
            <text:p text:style-name="P154"><text:s text:c="2"/>&lt;/Location&gt;</text:p>
            <text:p text:style-name="P154"/>
            <text:p text:style-name="P154"/>
            <text:p text:style-name="P154"><text:s text:c="3"/>&lt;Proxy *&gt;</text:p>
            <text:p text:style-name="P154"><text:s text:c="5"/>AddDefaultCharset Off</text:p>
            <text:p text:style-name="P154"><text:s text:c="5"/>Order deny,allow</text:p>
            <text:p text:style-name="P154"><text:s text:c="5"/>Allow from all</text:p>
            <text:p text:style-name="P154"><text:s text:c="3"/>&lt;/Proxy&gt;</text:p>
            <text:p text:style-name="P154"/>
            <text:p text:style-name="P154"><text:s text:c="2"/>ProxyPass /portafib ajp://<text:span text:style-name="T20">&lt;&lt;IP_TO_PORTAFIB&gt;&gt;</text:span>:8009/portafib timeout=600 keepalive=on</text:p>
            <text:p text:style-name="P154"><text:s text:c="2"/>ProxyPassReverse /portafib ajp://<text:span text:style-name="T20">&lt;&lt;IP_TO_PORTAFIB&gt;&gt;</text:span>:8009/portafib</text:p>
            <text:p text:style-name="P154"/>
            <text:p text:style-name="P154">&lt;/VirtualHost&gt;</text:p>
            <text:p text:style-name="P154">&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6">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4">&lt;IfModule mod_ssl.c&gt;</text:p>
            <text:p text:style-name="P154"><text:s text:c="4"/><text:span text:style-name="T20">NameVirtualHost *:443</text:span></text:p>
            <text:p text:style-name="P154"><text:s text:c="4"/>Listen 443</text:p>
            <text:p text:style-name="P154">&lt;/IfModule&gt;</text:p>
          </table:table-cell>
        </table:table-row>
      </table:table>
      <text:p text:style-name="Text_20_body"/>
      <text:h text:style-name="Heading_20_4" text:outline-level="4">Redirecció pel port 80</text:h>
      <text:list xml:id="list4551296492587415746" text:style-name="L23">
        <text:list-header>
          <text:p text:style-name="P204"/>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20"><text:s text:c="4"/>ProxyPass /portafib ajp://<text:span text:style-name="T20">&lt;&lt;IP_TO_PORTAFIB&gt;&gt;</text:span>:8009/portafib timeout=600 keepalive=on</text:p>
            <text:p text:style-name="P120"><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6"># <text:s text:c="7"/>&lt;Proxy *&gt;</text:p>
            <text:p text:style-name="P26"># <text:s text:c="15"/>AddDefaultCharset off</text:p>
            <text:p text:style-name="P26"># <text:s text:c="15"/>Order deny,allow</text:p>
            <text:p text:style-name="P26"># <text:s text:c="15"/>Deny from all</text:p>
            <text:p text:style-name="P26"># <text:s text:c="15"/>Allow from localhost</text:p>
            <text:p text:style-name="P26"># <text:s text:c="15"/>#Allow from .example.com</text:p>
            <text:p text:style-name="P26">#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6">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3"><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7" draw:style-name="Mgr1" draw:text-style-name="MP5" svg:x1="0.062cm" svg:y1="0.056cm" svg:x2="16.995cm" svg:y2="0.03cm"><text:p/></draw:line></text:p>
        <text:p text:style-name="MP4"><text:page-number text:select-page="current">4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94</meta:editing-cycles>
    <meta:editing-duration>P2DT2H44M50S</meta:editing-duration>
    <meta:initial-creator>Antoni Nadal</meta:initial-creator>
    <dc:date>2015-12-11T09:21:16.21</dc:date>
    <dc:creator>Antoni Nadal</dc:creator>
    <meta:document-statistic meta:table-count="100" meta:image-count="21" meta:object-count="0" meta:page-count="49" meta:paragraph-count="1120" meta:word-count="9623" meta:character-count="78234"/>
    <meta:user-defined meta:name="Información 1"/>
    <meta:user-defined meta:name="Información 2"/>
    <meta:user-defined meta:name="Información 3"/>
    <meta:user-defined meta:name="Información 4"/>
  </office:meta>
</office:document-meta>
</file>